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F000000FF94B4415C.jpg"/>
  <manifest:file-entry manifest:media-type="image/png" manifest:full-path="Pictures/100002010000090B0000090B653CFD17.png"/>
  <manifest:file-entry manifest:media-type="image/jpeg" manifest:full-path="Pictures/10000000000004B00000024A7507A496.jpg"/>
  <manifest:file-entry manifest:media-type="image/jpeg" manifest:full-path="Pictures/10000000000000BC000000C85DDBE2F1.jpg"/>
  <manifest:file-entry manifest:media-type="image/jpeg" manifest:full-path="Pictures/10000000000002580000024A93C5F0BD.jpg"/>
  <manifest:file-entry manifest:media-type="image/jpeg" manifest:full-path="Pictures/10000000000000C8000000C819FC69C0.jpg"/>
  <manifest:file-entry manifest:media-type="image/jpeg" manifest:full-path="Pictures/10000000000004B00000057E9B8D1E96.jpg"/>
  <manifest:file-entry manifest:media-type="image/jpeg" manifest:full-path="Pictures/10000000000004B000000531680645AF.jpg"/>
  <manifest:file-entry manifest:media-type="image/jpeg" manifest:full-path="Pictures/10000000000004B0000004B00405ADB3.jpg"/>
  <manifest:file-entry manifest:media-type="image/png" manifest:full-path="Pictures/10000000000002E8000003311B34741D.png"/>
  <manifest:file-entry manifest:media-type="image/jpeg" manifest:full-path="Pictures/10000000000004B0000003321B7746EF.jpg"/>
  <manifest:file-entry manifest:media-type="image/jpeg" manifest:full-path="Pictures/10000000000004B0000004B0FC54850F.jpg"/>
  <manifest:file-entry manifest:media-type="image/jpeg" manifest:full-path="Pictures/10000000000000C8000000FC9CACCB6F.jpg"/>
  <manifest:file-entry manifest:media-type="image/jpeg" manifest:full-path="Pictures/1000000000000267000002ECC25E4E26.jpg"/>
  <manifest:file-entry manifest:media-type="image/jpeg" manifest:full-path="Pictures/10000000000000FF000000FF695107A8.jpg"/>
  <manifest:file-entry manifest:media-type="image/jpeg" manifest:full-path="Pictures/10000000000004B0000004B013763AB6.jpg"/>
  <manifest:file-entry manifest:media-type="image/jpeg" manifest:full-path="Pictures/10000000000004B00000079CE7799DD7.jpg"/>
  <manifest:file-entry manifest:media-type="image/jpeg" manifest:full-path="Pictures/100000000000028000000280BE9A2F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7_18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2017_18.B2" table:end-x="0.349cm" table:end-y="0.5cm" draw:z-index="168" draw:name="Grafik 6" draw:style-name="gr1" draw:text-style-name="P1" svg:width="0.35cm" svg:height="0.5cm" svg:x="-0.001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D2" table:end-x="0.498cm" table:end-y="0.5cm" draw:z-index="110" draw:name="Grafik 4" draw:style-name="gr1" draw:text-style-name="P1" svg:width="0.5cm" svg:height="0.5cm" svg:x="0.546cm" svg:y="0cm">
              <draw:image xlink:href="Pictures/10000000000004B0000004B00405ADB3.jpg" xlink:type="simple" xlink:show="embed" xlink:actuate="onLoad">
                <text:p/>
              </draw:image>
            </draw:frame>
            <draw:frame table:end-cell-address="2017_18.C2" table:end-x="0.349cm" table:end-y="0.5cm" draw:z-index="169" draw:name="Grafik 6" draw:style-name="gr1" draw:text-style-name="P1" svg:width="0.35cm" svg:height="0.5cm" svg:x="-0.001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E2" table:end-x="0.497cm" table:end-y="0.5cm" draw:z-index="111" draw:name="Grafik 4" draw:style-name="gr1" draw:text-style-name="P1" svg:width="0.5cm" svg:height="0.5cm" svg:x="0.54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F2" table:end-x="0.496cm" table:end-y="0.5cm" draw:z-index="112" draw:name="Grafik 4" draw:style-name="gr1" draw:text-style-name="P1" svg:width="0.5cm" svg:height="0.5cm" svg:x="0.54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G2" table:end-x="0.493cm" table:end-y="0.35cm" draw:z-index="23" draw:name="Grafik 1" draw:style-name="gr1" draw:text-style-name="P1" svg:width="0.5cm" svg:height="0.35cm" svg:x="0.54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H2" table:end-x="0.492cm" table:end-y="0.35cm" draw:z-index="24" draw:name="Grafik 1" draw:style-name="gr1" draw:text-style-name="P1" svg:width="0.5cm" svg:height="0.35cm" svg:x="0.5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I2" table:end-x="0.49cm" table:end-y="0.35cm" draw:z-index="25" draw:name="Grafik 1" draw:style-name="gr1" draw:text-style-name="P1" svg:width="0.5cm" svg:height="0.35cm" svg:x="0.53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J2" table:end-x="0.49cm" table:end-y="0.35cm" draw:z-index="26" draw:name="Grafik 1" draw:style-name="gr1" draw:text-style-name="P1" svg:width="0.5cm" svg:height="0.35cm" svg:x="0.53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K2" table:end-x="0.489cm" table:end-y="0.35cm" draw:z-index="27" draw:name="Grafik 1" draw:style-name="gr1" draw:text-style-name="P1" svg:width="0.5cm" svg:height="0.35cm" svg:x="0.53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L2" table:end-x="0.487cm" table:end-y="0.35cm" draw:z-index="28" draw:name="Grafik 1" draw:style-name="gr1" draw:text-style-name="P1" svg:width="0.5cm" svg:height="0.35cm" svg:x="0.53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M2" table:end-x="0.486cm" table:end-y="0.35cm" draw:z-index="29" draw:name="Grafik 1" draw:style-name="gr1" draw:text-style-name="P1" svg:width="0.5cm" svg:height="0.35cm" svg:x="0.53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N2" table:end-x="0.485cm" table:end-y="0.35cm" draw:z-index="30" draw:name="Grafik 1" draw:style-name="gr1" draw:text-style-name="P1" svg:width="0.5cm" svg:height="0.35cm" svg:x="0.53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O2" table:end-x="0.484cm" table:end-y="0.35cm" draw:z-index="31" draw:name="Grafik 1" draw:style-name="gr1" draw:text-style-name="P1" svg:width="0.5cm" svg:height="0.35cm" svg:x="0.53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P2" table:end-x="0.482cm" table:end-y="0.35cm" draw:z-index="32" draw:name="Grafik 1" draw:style-name="gr1" draw:text-style-name="P1" svg:width="0.5cm" svg:height="0.35cm" svg:x="0.53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Q2" table:end-x="0.481cm" table:end-y="0.35cm" draw:z-index="33" draw:name="Grafik 1" draw:style-name="gr1" draw:text-style-name="P1" svg:width="0.5cm" svg:height="0.35cm" svg:x="0.52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R2" table:end-x="0.48cm" table:end-y="0.35cm" draw:z-index="34" draw:name="Grafik 1" draw:style-name="gr1" draw:text-style-name="P1" svg:width="0.5cm" svg:height="0.35cm" svg:x="0.52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S2" table:end-x="0.479cm" table:end-y="0.35cm" draw:z-index="35" draw:name="Grafik 1" draw:style-name="gr1" draw:text-style-name="P1" svg:width="0.5cm" svg:height="0.35cm" svg:x="0.52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T2" table:end-x="0.477cm" table:end-y="0.35cm" draw:z-index="36" draw:name="Grafik 1" draw:style-name="gr1" draw:text-style-name="P1" svg:width="0.5cm" svg:height="0.35cm" svg:x="0.52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U2" table:end-x="0.476cm" table:end-y="0.35cm" draw:z-index="37" draw:name="Grafik 1" draw:style-name="gr1" draw:text-style-name="P1" svg:width="0.5cm" svg:height="0.35cm" svg:x="0.52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V2" table:end-x="0.475cm" table:end-y="0.35cm" draw:z-index="38" draw:name="Grafik 1" draw:style-name="gr1" draw:text-style-name="P1" svg:width="0.5cm" svg:height="0.35cm" svg:x="0.52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W2" table:end-x="0.473cm" table:end-y="0.35cm" draw:z-index="39" draw:name="Grafik 1" draw:style-name="gr1" draw:text-style-name="P1" svg:width="0.5cm" svg:height="0.35cm" svg:x="0.52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X2" table:end-x="0.472cm" table:end-y="0.35cm" draw:z-index="40" draw:name="Grafik 1" draw:style-name="gr1" draw:text-style-name="P1" svg:width="0.5cm" svg:height="0.35cm" svg:x="0.5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Y2" table:end-x="0.471cm" table:end-y="0.35cm" draw:z-index="41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Z2" table:end-x="0.471cm" table:end-y="0.35cm" draw:z-index="42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A2" table:end-x="0.469cm" table:end-y="0.35cm" draw:z-index="43" draw:name="Grafik 1" draw:style-name="gr1" draw:text-style-name="P1" svg:width="0.5cm" svg:height="0.35cm" svg:x="0.51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B2" table:end-x="0.468cm" table:end-y="0.35cm" draw:z-index="44" draw:name="Grafik 1" draw:style-name="gr1" draw:text-style-name="P1" svg:width="0.5cm" svg:height="0.35cm" svg:x="0.51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C2" table:end-x="0.467cm" table:end-y="0.35cm" draw:z-index="45" draw:name="Grafik 1" draw:style-name="gr1" draw:text-style-name="P1" svg:width="0.5cm" svg:height="0.35cm" svg:x="0.515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D2" table:end-x="0.465cm" table:end-y="0.35cm" draw:z-index="46" draw:name="Grafik 1" draw:style-name="gr1" draw:text-style-name="P1" svg:width="0.5cm" svg:height="0.35cm" svg:x="0.51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E2" table:end-x="0.464cm" table:end-y="0.35cm" draw:z-index="47" draw:name="Grafik 1" draw:style-name="gr1" draw:text-style-name="P1" svg:width="0.5cm" svg:height="0.35cm" svg:x="0.51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F2" table:end-x="0.471cm" table:end-y="0.35cm" draw:z-index="0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2017_18.B3" table:end-x="0.449cm" table:end-y="0.501cm" draw:z-index="138" draw:name="Grafik 5" draw:style-name="gr1" draw:text-style-name="P1" svg:width="0.45cm" svg:height="0.5cm" svg:x="-0.00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D3" table:end-x="0.497cm" table:end-y="0.351cm" draw:z-index="20" draw:name="Grafik 1" draw:style-name="gr1" draw:text-style-name="P1" svg:width="0.5cm" svg:height="0.35cm" svg:x="0.545cm" svg:y="0.001cm">
              <draw:image xlink:href="Pictures/10000000000004B0000003321B7746EF.jpg" xlink:type="simple" xlink:show="embed" xlink:actuate="onLoad">
                <text:p/>
              </draw:image>
            </draw:frame>
            <draw:frame table:end-cell-address="2017_18.C3" table:end-x="0.449cm" table:end-y="0.501cm" draw:z-index="139" draw:name="Grafik 5" draw:style-name="gr1" draw:text-style-name="P1" svg:width="0.45cm" svg:height="0.5cm" svg:x="-0.00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E3" table:end-x="0.347cm" table:end-y="0.501cm" draw:z-index="171" draw:name="Grafik 6" draw:style-name="gr1" draw:text-style-name="P1" svg:width="0.35cm" svg:height="0.5cm" svg:x="0.54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F3" table:end-x="0.494cm" table:end-y="0.301cm" draw:z-index="71" draw:name="Grafik 3" draw:style-name="gr1" draw:text-style-name="P1" svg:width="0.5cm" svg:height="0.3cm" svg:x="0.54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G3" table:end-x="0.446cm" table:end-y="0.501cm" draw:z-index="233" draw:name="Grafik 8" draw:style-name="gr1" draw:text-style-name="P1" svg:width="0.45cm" svg:height="0.5cm" svg:x="0.54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H3" table:end-x="0.495cm" table:end-y="0.501cm" draw:z-index="114" draw:name="Grafik 4" draw:style-name="gr1" draw:text-style-name="P1" svg:width="0.5cm" svg:height="0.5cm" svg:x="0.543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I3" table:end-x="0.49cm" table:end-y="0.501cm" draw:z-index="55" draw:name="Grafik 2" draw:style-name="gr1" draw:text-style-name="P1" svg:width="0.5cm" svg:height="0.5cm" svg:x="0.53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J3" table:end-x="0.49cm" table:end-y="0.501cm" draw:z-index="56" draw:name="Grafik 2" draw:style-name="gr1" draw:text-style-name="P1" svg:width="0.5cm" svg:height="0.5cm" svg:x="0.53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K3" table:end-x="0.489cm" table:end-y="0.501cm" draw:z-index="57" draw:name="Grafik 2" draw:style-name="gr1" draw:text-style-name="P1" svg:width="0.5cm" svg:height="0.5cm" svg:x="0.53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L3" table:end-x="0.487cm" table:end-y="0.501cm" draw:z-index="58" draw:name="Grafik 2" draw:style-name="gr1" draw:text-style-name="P1" svg:width="0.5cm" svg:height="0.5cm" svg:x="0.53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M3" table:end-x="0.486cm" table:end-y="0.501cm" draw:z-index="59" draw:name="Grafik 2" draw:style-name="gr1" draw:text-style-name="P1" svg:width="0.5cm" svg:height="0.5cm" svg:x="0.53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N3" table:end-x="0.485cm" table:end-y="0.501cm" draw:z-index="60" draw:name="Grafik 2" draw:style-name="gr1" draw:text-style-name="P1" svg:width="0.5cm" svg:height="0.5cm" svg:x="0.533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O3" table:end-x="0.484cm" table:end-y="0.301cm" draw:z-index="80" draw:name="Grafik 3" draw:style-name="gr1" draw:text-style-name="P1" svg:width="0.5cm" svg:height="0.3cm" svg:x="0.53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P3" table:end-x="0.482cm" table:end-y="0.301cm" draw:z-index="81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Q3" table:end-x="0.481cm" table:end-y="0.501cm" draw:z-index="63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R3" table:end-x="0.48cm" table:end-y="0.501cm" draw:z-index="64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S3" table:end-x="0.479cm" table:end-y="0.501cm" draw:z-index="65" draw:name="Grafik 2" draw:style-name="gr1" draw:text-style-name="P1" svg:width="0.5cm" svg:height="0.5cm" svg:x="0.52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T3" table:end-x="0.477cm" table:end-y="0.501cm" draw:z-index="66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U3" table:end-x="0.484cm" table:end-y="0.501cm" draw:z-index="97" draw:name="Grafik 2" draw:style-name="gr1" draw:text-style-name="P1" svg:width="0.5cm" svg:height="0.5cm" svg:x="0.53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V3" table:end-x="0.483cm" table:end-y="0.501cm" draw:z-index="98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W3" table:end-x="0.482cm" table:end-y="0.501cm" draw:z-index="99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X3" table:end-x="0.481cm" table:end-y="0.501cm" draw:z-index="100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Y3" table:end-x="0.481cm" table:end-y="0.501cm" draw:z-index="101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Z3" table:end-x="0.48cm" table:end-y="0.501cm" draw:z-index="102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A3" table:end-x="0.479cm" table:end-y="0.501cm" draw:z-index="103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B3" table:end-x="0.478cm" table:end-y="0.501cm" draw:z-index="104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C3" table:end-x="0.478cm" table:end-y="0.501cm" draw:z-index="105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D3" table:end-x="0.476cm" table:end-y="0.501cm" draw:z-index="106" draw:name="Grafik 2" draw:style-name="gr1" draw:text-style-name="P1" svg:width="0.5cm" svg:height="0.5cm" svg:x="0.525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E3" table:end-x="0.475cm" table:end-y="0.501cm" draw:z-index="107" draw:name="Grafik 2" draw:style-name="gr1" draw:text-style-name="P1" svg:width="0.5cm" svg:height="0.5cm" svg:x="0.523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F3" table:end-x="0.471cm" table:end-y="0.501cm" draw:z-index="1" draw:name="Grafik 2" draw:style-name="gr1" draw:text-style-name="P1" svg:width="0.5cm" svg:height="0.5cm" svg:x="0.51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2017_18.C4" table:end-x="0.498cm" table:end-y="0.351cm" draw:z-index="19" draw:name="Grafik 1" draw:style-name="gr1" draw:text-style-name="P1" svg:width="0.5cm" svg:height="0.35cm" svg:x="0.546cm" svg:y="0.001cm">
              <draw:image xlink:href="Pictures/10000000000004B0000003321B7746EF.jpg" xlink:type="simple" xlink:show="embed" xlink:actuate="onLoad">
                <text:p/>
              </draw:image>
            </draw:frame>
            <draw:frame table:end-cell-address="2017_18.B4" table:end-x="0.499cm" table:end-y="0.501cm" draw:z-index="348" draw:name="Grafik 12" draw:style-name="gr1" draw:text-style-name="P1" svg:width="0.5cm" svg:height="0.5cm" svg:x="-0.00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D4" table:end-x="0.448cm" table:end-y="0.501cm" draw:z-index="200" draw:name="Grafik 7" draw:style-name="gr1" draw:text-style-name="P1" svg:width="0.45cm" svg:height="0.5cm" svg:x="0.54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E4" table:end-x="0.495cm" table:end-y="0.501cm" draw:z-index="51" draw:name="Grafik 2" draw:style-name="gr1" draw:text-style-name="P1" svg:width="0.5cm" svg:height="0.5cm" svg:x="0.54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F4" table:end-x="0.494cm" table:end-y="0.351cm" draw:z-index="22" draw:name="Grafik 1" draw:style-name="gr1" draw:text-style-name="P1" svg:width="0.5cm" svg:height="0.35cm" svg:x="0.54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G4" table:end-x="0.346cm" table:end-y="0.501cm" draw:z-index="173" draw:name="Grafik 6" draw:style-name="gr1" draw:text-style-name="P1" svg:width="0.35cm" svg:height="0.5cm" svg:x="0.54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H4" table:end-x="0.345cm" table:end-y="0.501cm" draw:z-index="174" draw:name="Grafik 6" draw:style-name="gr1" draw:text-style-name="P1" svg:width="0.35cm" svg:height="0.5cm" svg:x="0.543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I4" table:end-x="0.494cm" table:end-y="0.501cm" draw:z-index="115" draw:name="Grafik 4" draw:style-name="gr1" draw:text-style-name="P1" svg:width="0.5cm" svg:height="0.5cm" svg:x="0.543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J4" table:end-x="0.343cm" table:end-y="0.501cm" draw:z-index="176" draw:name="Grafik 6" draw:style-name="gr1" draw:text-style-name="P1" svg:width="0.35cm" svg:height="0.5cm" svg:x="0.54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K4" table:end-x="0.442cm" table:end-y="0.501cm" draw:z-index="207" draw:name="Grafik 7" draw:style-name="gr1" draw:text-style-name="P1" svg:width="0.45cm" svg:height="0.5cm" svg:x="0.5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L4" table:end-x="0.441cm" table:end-y="0.501cm" draw:z-index="208" draw:name="Grafik 7" draw:style-name="gr1" draw:text-style-name="P1" svg:width="0.45cm" svg:height="0.5cm" svg:x="0.5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M4" table:end-x="0.486cm" table:end-y="0.301cm" draw:z-index="78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N4" table:end-x="0.485cm" table:end-y="0.301cm" draw:z-index="79" draw:name="Grafik 3" draw:style-name="gr1" draw:text-style-name="P1" svg:width="0.5cm" svg:height="0.3cm" svg:x="0.53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O4" table:end-x="0.484cm" table:end-y="0.501cm" draw:z-index="61" draw:name="Grafik 2" draw:style-name="gr1" draw:text-style-name="P1" svg:width="0.5cm" svg:height="0.5cm" svg:x="0.53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P4" table:end-x="0.482cm" table:end-y="0.501cm" draw:z-index="62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Q4" table:end-x="0.481cm" table:end-y="0.301cm" draw:z-index="82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R4" table:end-x="0.48cm" table:end-y="0.301cm" draw:z-index="83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S4" table:end-x="0.486cm" table:end-y="0.301cm" draw:z-index="84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T4" table:end-x="0.485cm" table:end-y="0.301cm" draw:z-index="85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U4" table:end-x="0.484cm" table:end-y="0.301cm" draw:z-index="86" draw:name="Grafik 3" draw:style-name="gr1" draw:text-style-name="P1" svg:width="0.5cm" svg:height="0.3cm" svg:x="0.53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V4" table:end-x="0.483cm" table:end-y="0.301cm" draw:z-index="87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W4" table:end-x="0.482cm" table:end-y="0.301cm" draw:z-index="88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X4" table:end-x="0.481cm" table:end-y="0.301cm" draw:z-index="89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Y4" table:end-x="0.481cm" table:end-y="0.301cm" draw:z-index="90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Z4" table:end-x="0.48cm" table:end-y="0.301cm" draw:z-index="91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A4" table:end-x="0.479cm" table:end-y="0.301cm" draw:z-index="92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B4" table:end-x="0.478cm" table:end-y="0.301cm" draw:z-index="93" draw:name="Grafik 3" draw:style-name="gr1" draw:text-style-name="P1" svg:width="0.5cm" svg:height="0.3cm" svg:x="0.526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C4" table:end-x="0.478cm" table:end-y="0.301cm" draw:z-index="94" draw:name="Grafik 3" draw:style-name="gr1" draw:text-style-name="P1" svg:width="0.5cm" svg:height="0.3cm" svg:x="0.526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D4" table:end-x="0.476cm" table:end-y="0.301cm" draw:z-index="95" draw:name="Grafik 3" draw:style-name="gr1" draw:text-style-name="P1" svg:width="0.5cm" svg:height="0.3cm" svg:x="0.525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E4" table:end-x="0.475cm" table:end-y="0.301cm" draw:z-index="96" draw:name="Grafik 3" draw:style-name="gr1" draw:text-style-name="P1" svg:width="0.5cm" svg:height="0.3cm" svg:x="0.52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F4" table:end-x="0.471cm" table:end-y="0.301cm" draw:z-index="2" draw:name="Grafik 3" draw:style-name="gr1" draw:text-style-name="P1" svg:width="0.5cm" svg:height="0.3cm" svg:x="0.51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2017_18.B5" table:end-x="0.449cm" table:end-y="0.5cm" draw:z-index="198" draw:name="Grafik 7" draw:style-name="gr1" draw:text-style-name="P1" svg:width="0.45cm" svg:height="0.5cm" svg:x="-0.00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D5" table:end-x="0.348cm" table:end-y="0.5cm" draw:z-index="170" draw:name="Grafik 6" draw:style-name="gr1" draw:text-style-name="P1" svg:width="0.35cm" svg:height="0.5cm" svg:x="0.546cm" svg:y="0cm">
              <draw:image xlink:href="Pictures/10000000000004B00000079CE7799DD7.jpg" xlink:type="simple" xlink:show="embed" xlink:actuate="onLoad">
                <text:p/>
              </draw:image>
            </draw:frame>
            <draw:frame table:end-cell-address="2017_18.C5" table:end-x="0.499cm" table:end-y="0.5cm" draw:z-index="349" draw:name="Grafik 12" draw:style-name="gr1" draw:text-style-name="P1" svg:width="0.5cm" svg:height="0.5cm" svg:x="-0.00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E5" table:end-x="0.447cm" table:end-y="0.5cm" draw:z-index="141" draw:name="Grafik 5" draw:style-name="gr1" draw:text-style-name="P1" svg:width="0.45cm" svg:height="0.5cm" svg:x="0.54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F5" table:end-x="0.446cm" table:end-y="0.5cm" draw:z-index="232" draw:name="Grafik 8" draw:style-name="gr1" draw:text-style-name="P1" svg:width="0.45cm" svg:height="0.5cm" svg:x="0.54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G5" table:end-x="0.496cm" table:end-y="0.5cm" draw:z-index="113" draw:name="Grafik 4" draw:style-name="gr1" draw:text-style-name="P1" svg:width="0.5cm" svg:height="0.5cm" svg:x="0.54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H5" table:end-x="0.445cm" table:end-y="0.5cm" draw:z-index="204" draw:name="Grafik 7" draw:style-name="gr1" draw:text-style-name="P1" svg:width="0.45cm" svg:height="0.5cm" svg:x="0.543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I5" table:end-x="0.344cm" table:end-y="0.5cm" draw:z-index="175" draw:name="Grafik 6" draw:style-name="gr1" draw:text-style-name="P1" svg:width="0.35cm" svg:height="0.5cm" svg:x="0.543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J5" table:end-x="0.443cm" table:end-y="0.5cm" draw:z-index="206" draw:name="Grafik 7" draw:style-name="gr1" draw:text-style-name="P1" svg:width="0.45cm" svg:height="0.5cm" svg:x="0.54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K5" table:end-x="0.489cm" table:end-y="0.3cm" draw:z-index="76" draw:name="Grafik 3" draw:style-name="gr1" draw:text-style-name="P1" svg:width="0.5cm" svg:height="0.3cm" svg:x="0.537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L5" table:end-x="0.487cm" table:end-y="0.3cm" draw:z-index="77" draw:name="Grafik 3" draw:style-name="gr1" draw:text-style-name="P1" svg:width="0.5cm" svg:height="0.3cm" svg:x="0.536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M5" table:end-x="0.44cm" table:end-y="0.5cm" draw:z-index="209" draw:name="Grafik 7" draw:style-name="gr1" draw:text-style-name="P1" svg:width="0.45cm" svg:height="0.5cm" svg:x="0.53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N5" table:end-x="0.44cm" table:end-y="0.5cm" draw:z-index="210" draw:name="Grafik 7" draw:style-name="gr1" draw:text-style-name="P1" svg:width="0.45cm" svg:height="0.5cm" svg:x="0.53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O5" table:end-x="0.439cm" table:end-y="0.5cm" draw:z-index="211" draw:name="Grafik 7" draw:style-name="gr1" draw:text-style-name="P1" svg:width="0.45cm" svg:height="0.5cm" svg:x="0.53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P5" table:end-x="0.438cm" table:end-y="0.5cm" draw:z-index="212" draw:name="Grafik 7" draw:style-name="gr1" draw:text-style-name="P1" svg:width="0.45cm" svg:height="0.5cm" svg:x="0.53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Q5" table:end-x="0.437cm" table:end-y="0.5cm" draw:z-index="213" draw:name="Grafik 7" draw:style-name="gr1" draw:text-style-name="P1" svg:width="0.45cm" svg:height="0.5cm" svg:x="0.53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R5" table:end-x="0.437cm" table:end-y="0.5cm" draw:z-index="214" draw:name="Grafik 7" draw:style-name="gr1" draw:text-style-name="P1" svg:width="0.45cm" svg:height="0.5cm" svg:x="0.53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S5" table:end-x="0.436cm" table:end-y="0.5cm" draw:z-index="215" draw:name="Grafik 7" draw:style-name="gr1" draw:text-style-name="P1" svg:width="0.45cm" svg:height="0.5cm" svg:x="0.53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T5" table:end-x="0.435cm" table:end-y="0.5cm" draw:z-index="216" draw:name="Grafik 7" draw:style-name="gr1" draw:text-style-name="P1" svg:width="0.45cm" svg:height="0.5cm" svg:x="0.53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U5" table:end-x="0.484cm" table:end-y="0.5cm" draw:z-index="127" draw:name="Grafik 4" draw:style-name="gr1" draw:text-style-name="P1" svg:width="0.5cm" svg:height="0.5cm" svg:x="0.532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V5" table:end-x="0.483cm" table:end-y="0.5cm" draw:z-index="128" draw:name="Grafik 4" draw:style-name="gr1" draw:text-style-name="P1" svg:width="0.5cm" svg:height="0.5cm" svg:x="0.53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W5" table:end-x="0.482cm" table:end-y="0.5cm" draw:z-index="129" draw:name="Grafik 4" draw:style-name="gr1" draw:text-style-name="P1" svg:width="0.5cm" svg:height="0.5cm" svg:x="0.53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X5" table:end-x="0.481cm" table:end-y="0.5cm" draw:z-index="130" draw:name="Grafik 4" draw:style-name="gr1" draw:text-style-name="P1" svg:width="0.5cm" svg:height="0.5cm" svg:x="0.52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Y5" table:end-x="0.481cm" table:end-y="0.5cm" draw:z-index="131" draw:name="Grafik 4" draw:style-name="gr1" draw:text-style-name="P1" svg:width="0.5cm" svg:height="0.5cm" svg:x="0.52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Z5" table:end-x="0.43cm" table:end-y="0.5cm" draw:z-index="162" draw:name="Grafik 5" draw:style-name="gr1" draw:text-style-name="P1" svg:width="0.45cm" svg:height="0.5cm" svg:x="0.52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A5" table:end-x="0.429cm" table:end-y="0.5cm" draw:z-index="163" draw:name="Grafik 5" draw:style-name="gr1" draw:text-style-name="P1" svg:width="0.45cm" svg:height="0.5cm" svg:x="0.52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B5" table:end-x="0.428cm" table:end-y="0.5cm" draw:z-index="164" draw:name="Grafik 5" draw:style-name="gr1" draw:text-style-name="P1" svg:width="0.45cm" svg:height="0.5cm" svg:x="0.52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C5" table:end-x="0.478cm" table:end-y="0.5cm" draw:z-index="135" draw:name="Grafik 4" draw:style-name="gr1" draw:text-style-name="P1" svg:width="0.5cm" svg:height="0.5cm" svg:x="0.52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D5" table:end-x="0.476cm" table:end-y="0.5cm" draw:z-index="136" draw:name="Grafik 4" draw:style-name="gr1" draw:text-style-name="P1" svg:width="0.5cm" svg:height="0.5cm" svg:x="0.525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E5" table:end-x="0.475cm" table:end-y="0.5cm" draw:z-index="137" draw:name="Grafik 4" draw:style-name="gr1" draw:text-style-name="P1" svg:width="0.5cm" svg:height="0.5cm" svg:x="0.523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F5" table:end-x="0.471cm" table:end-y="0.5cm" draw:z-index="3" draw:name="Grafik 4" draw:style-name="gr1" draw:text-style-name="P1" svg:width="0.5cm" svg:height="0.5cm" svg:x="0.51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2017_18.B6" table:end-x="0.499cm" table:end-y="0.35cm" draw:z-index="18" draw:name="Grafik 1" draw:style-name="gr1" draw:text-style-name="P1" svg:width="0.5cm" svg:height="0.35cm" svg:x="-0.00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C6" table:end-x="0.499cm" table:end-y="0.5cm" draw:z-index="109" draw:name="Grafik 4" draw:style-name="gr1" draw:text-style-name="P1" svg:width="0.5cm" svg:height="0.5cm" svg:x="-0.001cm" svg:y="0cm">
              <draw:image xlink:href="Pictures/10000000000004B0000004B00405ADB3.jpg" xlink:type="simple" xlink:show="embed" xlink:actuate="onLoad">
                <text:p/>
              </draw:image>
            </draw:frame>
            <draw:frame table:end-cell-address="2017_18.D6" table:end-x="0.448cm" table:end-y="0.5cm" draw:z-index="140" draw:name="Grafik 5" draw:style-name="gr1" draw:text-style-name="P1" svg:width="0.45cm" svg:height="0.5cm" svg:x="0.54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E6" table:end-x="0.495cm" table:end-y="0.35cm" draw:z-index="21" draw:name="Grafik 1" draw:style-name="gr1" draw:text-style-name="P1" svg:width="0.5cm" svg:height="0.35cm" svg:x="0.54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F6" table:end-x="0.346cm" table:end-y="0.5cm" draw:z-index="172" draw:name="Grafik 6" draw:style-name="gr1" draw:text-style-name="P1" svg:width="0.35cm" svg:height="0.5cm" svg:x="0.54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G6" table:end-x="0.493cm" table:end-y="0.3cm" draw:z-index="72" draw:name="Grafik 3" draw:style-name="gr1" draw:text-style-name="P1" svg:width="0.5cm" svg:height="0.3cm" svg:x="0.541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H6" table:end-x="0.445cm" table:end-y="0.5cm" draw:z-index="234" draw:name="Grafik 8" draw:style-name="gr1" draw:text-style-name="P1" svg:width="0.45cm" svg:height="0.5cm" svg:x="0.54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I6" table:end-x="0.444cm" table:end-y="0.5cm" draw:z-index="205" draw:name="Grafik 7" draw:style-name="gr1" draw:text-style-name="P1" svg:width="0.45cm" svg:height="0.5cm" svg:x="0.543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J6" table:end-x="0.493cm" table:end-y="0.5cm" draw:z-index="116" draw:name="Grafik 4" draw:style-name="gr1" draw:text-style-name="P1" svg:width="0.5cm" svg:height="0.5cm" svg:x="0.54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K6" table:end-x="0.342cm" table:end-y="0.5cm" draw:z-index="177" draw:name="Grafik 6" draw:style-name="gr1" draw:text-style-name="P1" svg:width="0.35cm" svg:height="0.5cm" svg:x="0.5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L6" table:end-x="0.341cm" table:end-y="0.5cm" draw:z-index="178" draw:name="Grafik 6" draw:style-name="gr1" draw:text-style-name="P1" svg:width="0.35cm" svg:height="0.5cm" svg:x="0.5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M6" table:end-x="0.44cm" table:end-y="0.5cm" draw:z-index="149" draw:name="Grafik 5" draw:style-name="gr1" draw:text-style-name="P1" svg:width="0.45cm" svg:height="0.5cm" svg:x="0.53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N6" table:end-x="0.44cm" table:end-y="0.5cm" draw:z-index="150" draw:name="Grafik 5" draw:style-name="gr1" draw:text-style-name="P1" svg:width="0.45cm" svg:height="0.5cm" svg:x="0.53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O6" table:end-x="0.489cm" table:end-y="0.5cm" draw:z-index="121" draw:name="Grafik 4" draw:style-name="gr1" draw:text-style-name="P1" svg:width="0.5cm" svg:height="0.5cm" svg:x="0.53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P6" table:end-x="0.488cm" table:end-y="0.5cm" draw:z-index="122" draw:name="Grafik 4" draw:style-name="gr1" draw:text-style-name="P1" svg:width="0.5cm" svg:height="0.5cm" svg:x="0.53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Q6" table:end-x="0.437cm" table:end-y="0.5cm" draw:z-index="153" draw:name="Grafik 5" draw:style-name="gr1" draw:text-style-name="P1" svg:width="0.45cm" svg:height="0.5cm" svg:x="0.535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R6" table:end-x="0.487cm" table:end-y="0.5cm" draw:z-index="124" draw:name="Grafik 4" draw:style-name="gr1" draw:text-style-name="P1" svg:width="0.5cm" svg:height="0.5cm" svg:x="0.535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S6" table:end-x="0.486cm" table:end-y="0.5cm" draw:z-index="125" draw:name="Grafik 4" draw:style-name="gr1" draw:text-style-name="P1" svg:width="0.5cm" svg:height="0.5cm" svg:x="0.53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T6" table:end-x="0.485cm" table:end-y="0.5cm" draw:z-index="126" draw:name="Grafik 4" draw:style-name="gr1" draw:text-style-name="P1" svg:width="0.5cm" svg:height="0.5cm" svg:x="0.53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U6" table:end-x="0.434cm" table:end-y="0.5cm" draw:z-index="217" draw:name="Grafik 7" draw:style-name="gr1" draw:text-style-name="P1" svg:width="0.45cm" svg:height="0.5cm" svg:x="0.532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V6" table:end-x="0.433cm" table:end-y="0.5cm" draw:z-index="218" draw:name="Grafik 7" draw:style-name="gr1" draw:text-style-name="P1" svg:width="0.45cm" svg:height="0.5cm" svg:x="0.53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W6" table:end-x="0.432cm" table:end-y="0.5cm" draw:z-index="219" draw:name="Grafik 7" draw:style-name="gr1" draw:text-style-name="P1" svg:width="0.45cm" svg:height="0.5cm" svg:x="0.53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X6" table:end-x="0.431cm" table:end-y="0.5cm" draw:z-index="220" draw:name="Grafik 7" draw:style-name="gr1" draw:text-style-name="P1" svg:width="0.45cm" svg:height="0.5cm" svg:x="0.52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Y6" table:end-x="0.431cm" table:end-y="0.5cm" draw:z-index="161" draw:name="Grafik 5" draw:style-name="gr1" draw:text-style-name="P1" svg:width="0.45cm" svg:height="0.5cm" svg:x="0.529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Z6" table:end-x="0.48cm" table:end-y="0.5cm" draw:z-index="132" draw:name="Grafik 4" draw:style-name="gr1" draw:text-style-name="P1" svg:width="0.5cm" svg:height="0.5cm" svg:x="0.528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A6" table:end-x="0.479cm" table:end-y="0.5cm" draw:z-index="133" draw:name="Grafik 4" draw:style-name="gr1" draw:text-style-name="P1" svg:width="0.5cm" svg:height="0.5cm" svg:x="0.528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B6" table:end-x="0.478cm" table:end-y="0.5cm" draw:z-index="134" draw:name="Grafik 4" draw:style-name="gr1" draw:text-style-name="P1" svg:width="0.5cm" svg:height="0.5cm" svg:x="0.52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C6" table:end-x="0.428cm" table:end-y="0.5cm" draw:z-index="165" draw:name="Grafik 5" draw:style-name="gr1" draw:text-style-name="P1" svg:width="0.45cm" svg:height="0.5cm" svg:x="0.52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D6" table:end-x="0.426cm" table:end-y="0.5cm" draw:z-index="166" draw:name="Grafik 5" draw:style-name="gr1" draw:text-style-name="P1" svg:width="0.45cm" svg:height="0.5cm" svg:x="0.525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E6" table:end-x="0.425cm" table:end-y="0.5cm" draw:z-index="167" draw:name="Grafik 5" draw:style-name="gr1" draw:text-style-name="P1" svg:width="0.45cm" svg:height="0.5cm" svg:x="0.52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F6" table:end-x="0.42cm" table:end-y="0.5cm" draw:z-index="4" draw:name="Grafik 5" draw:style-name="gr1" draw:text-style-name="P1" svg:width="0.45cm" svg:height="0.5cm" svg:x="0.51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2017_18.B7" table:end-x="0.499cm" table:end-y="0.501cm" draw:z-index="318" draw:name="Grafik 11" draw:style-name="gr1" draw:text-style-name="P1" svg:width="0.5cm" svg:height="0.5cm" svg:x="-0.00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D7" table:end-x="0.497cm" table:end-y="0.501cm" draw:z-index="50" draw:name="Grafik 2" draw:style-name="gr1" draw:text-style-name="P1" svg:width="0.5cm" svg:height="0.5cm" svg:x="0.545cm" svg:y="0.001cm">
              <draw:image xlink:href="Pictures/10000000000004B0000004B013763AB6.jpg" xlink:type="simple" xlink:show="embed" xlink:actuate="onLoad">
                <text:p/>
              </draw:image>
            </draw:frame>
            <draw:frame table:end-cell-address="2017_18.C7" table:end-x="0.449cm" table:end-y="0.501cm" draw:z-index="199" draw:name="Grafik 7" draw:style-name="gr1" draw:text-style-name="P1" svg:width="0.45cm" svg:height="0.5cm" svg:x="-0.001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E7" table:end-x="0.495cm" table:end-y="0.301cm" draw:z-index="70" draw:name="Grafik 3" draw:style-name="gr1" draw:text-style-name="P1" svg:width="0.5cm" svg:height="0.3cm" svg:x="0.54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F7" table:end-x="0.494cm" table:end-y="0.501cm" draw:z-index="52" draw:name="Grafik 2" draw:style-name="gr1" draw:text-style-name="P1" svg:width="0.5cm" svg:height="0.5cm" svg:x="0.54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G7" table:end-x="0.446cm" table:end-y="0.501cm" draw:z-index="203" draw:name="Grafik 7" draw:style-name="gr1" draw:text-style-name="P1" svg:width="0.45cm" svg:height="0.5cm" svg:x="0.54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H7" table:end-x="0.492cm" table:end-y="0.501cm" draw:z-index="54" draw:name="Grafik 2" draw:style-name="gr1" draw:text-style-name="P1" svg:width="0.5cm" svg:height="0.5cm" svg:x="0.5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I7" table:end-x="0.444cm" table:end-y="0.501cm" draw:z-index="235" draw:name="Grafik 8" draw:style-name="gr1" draw:text-style-name="P1" svg:width="0.45cm" svg:height="0.5cm" svg:x="0.543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J7" table:end-x="0.49cm" table:end-y="0.301cm" draw:z-index="75" draw:name="Grafik 3" draw:style-name="gr1" draw:text-style-name="P1" svg:width="0.5cm" svg:height="0.3cm" svg:x="0.53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K7" table:end-x="0.492cm" table:end-y="0.501cm" draw:z-index="117" draw:name="Grafik 4" draw:style-name="gr1" draw:text-style-name="P1" svg:width="0.5cm" svg:height="0.5cm" svg:x="0.5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L7" table:end-x="0.491cm" table:end-y="0.501cm" draw:z-index="118" draw:name="Grafik 4" draw:style-name="gr1" draw:text-style-name="P1" svg:width="0.5cm" svg:height="0.5cm" svg:x="0.5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M7" table:end-x="0.34cm" table:end-y="0.501cm" draw:z-index="179" draw:name="Grafik 6" draw:style-name="gr1" draw:text-style-name="P1" svg:width="0.35cm" svg:height="0.5cm" svg:x="0.53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N7" table:end-x="0.34cm" table:end-y="0.501cm" draw:z-index="180" draw:name="Grafik 6" draw:style-name="gr1" draw:text-style-name="P1" svg:width="0.35cm" svg:height="0.5cm" svg:x="0.53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O7" table:end-x="0.439cm" table:end-y="0.501cm" draw:z-index="151" draw:name="Grafik 5" draw:style-name="gr1" draw:text-style-name="P1" svg:width="0.45cm" svg:height="0.5cm" svg:x="0.53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P7" table:end-x="0.438cm" table:end-y="0.501cm" draw:z-index="152" draw:name="Grafik 5" draw:style-name="gr1" draw:text-style-name="P1" svg:width="0.45cm" svg:height="0.5cm" svg:x="0.53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Q7" table:end-x="0.487cm" table:end-y="0.501cm" draw:z-index="123" draw:name="Grafik 4" draw:style-name="gr1" draw:text-style-name="P1" svg:width="0.5cm" svg:height="0.5cm" svg:x="0.535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R7" table:end-x="0.437cm" table:end-y="0.501cm" draw:z-index="154" draw:name="Grafik 5" draw:style-name="gr1" draw:text-style-name="P1" svg:width="0.45cm" svg:height="0.5cm" svg:x="0.535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S7" table:end-x="0.436cm" table:end-y="0.501cm" draw:z-index="155" draw:name="Grafik 5" draw:style-name="gr1" draw:text-style-name="P1" svg:width="0.45cm" svg:height="0.5cm" svg:x="0.53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T7" table:end-x="0.435cm" table:end-y="0.501cm" draw:z-index="156" draw:name="Grafik 5" draw:style-name="gr1" draw:text-style-name="P1" svg:width="0.45cm" svg:height="0.5cm" svg:x="0.53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U7" table:end-x="0.334cm" table:end-y="0.501cm" draw:z-index="187" draw:name="Grafik 6" draw:style-name="gr1" draw:text-style-name="P1" svg:width="0.35cm" svg:height="0.5cm" svg:x="0.532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V7" table:end-x="0.333cm" table:end-y="0.501cm" draw:z-index="188" draw:name="Grafik 6" draw:style-name="gr1" draw:text-style-name="P1" svg:width="0.35cm" svg:height="0.5cm" svg:x="0.53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W7" table:end-x="0.432cm" table:end-y="0.501cm" draw:z-index="159" draw:name="Grafik 5" draw:style-name="gr1" draw:text-style-name="P1" svg:width="0.45cm" svg:height="0.5cm" svg:x="0.53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X7" table:end-x="0.431cm" table:end-y="0.501cm" draw:z-index="160" draw:name="Grafik 5" draw:style-name="gr1" draw:text-style-name="P1" svg:width="0.45cm" svg:height="0.5cm" svg:x="0.529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Y7" table:end-x="0.431cm" table:end-y="0.501cm" draw:z-index="221" draw:name="Grafik 7" draw:style-name="gr1" draw:text-style-name="P1" svg:width="0.45cm" svg:height="0.5cm" svg:x="0.529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Z7" table:end-x="0.43cm" table:end-y="0.501cm" draw:z-index="222" draw:name="Grafik 7" draw:style-name="gr1" draw:text-style-name="P1" svg:width="0.45cm" svg:height="0.5cm" svg:x="0.528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A7" table:end-x="0.329cm" table:end-y="0.501cm" draw:z-index="193" draw:name="Grafik 6" draw:style-name="gr1" draw:text-style-name="P1" svg:width="0.35cm" svg:height="0.5cm" svg:x="0.52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B7" table:end-x="0.328cm" table:end-y="0.501cm" draw:z-index="194" draw:name="Grafik 6" draw:style-name="gr1" draw:text-style-name="P1" svg:width="0.35cm" svg:height="0.5cm" svg:x="0.52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C7" table:end-x="0.328cm" table:end-y="0.501cm" draw:z-index="195" draw:name="Grafik 6" draw:style-name="gr1" draw:text-style-name="P1" svg:width="0.35cm" svg:height="0.5cm" svg:x="0.52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D7" table:end-x="0.426cm" table:end-y="0.501cm" draw:z-index="226" draw:name="Grafik 7" draw:style-name="gr1" draw:text-style-name="P1" svg:width="0.45cm" svg:height="0.5cm" svg:x="0.525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E7" table:end-x="0.425cm" table:end-y="0.501cm" draw:z-index="227" draw:name="Grafik 7" draw:style-name="gr1" draw:text-style-name="P1" svg:width="0.45cm" svg:height="0.5cm" svg:x="0.523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F7" table:end-x="0.321cm" table:end-y="0.501cm" draw:z-index="5" draw:name="Grafik 6" draw:style-name="gr1" draw:text-style-name="P1" svg:width="0.35cm" svg:height="0.5cm" svg:x="0.51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2017_18.B8" table:end-x="0.499cm" table:end-y="0.501cm" draw:z-index="288" draw:name="Grafik 10" draw:style-name="gr1" draw:text-style-name="P1" svg:width="0.5cm" svg:height="0.5cm" svg:x="-0.001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D8" table:end-x="0.497cm" table:end-y="0.301cm" draw:z-index="69" draw:name="Grafik 3" draw:style-name="gr1" draw:text-style-name="P1" svg:width="0.5cm" svg:height="0.3cm" svg:x="0.545cm" svg:y="0.001cm">
              <draw:image xlink:href="Pictures/10000000000004B00000024A7507A496.jpg" xlink:type="simple" xlink:show="embed" xlink:actuate="onLoad">
                <text:p/>
              </draw:image>
            </draw:frame>
            <draw:frame table:end-cell-address="2017_18.C8" table:end-x="0.499cm" table:end-y="0.501cm" draw:z-index="319" draw:name="Grafik 11" draw:style-name="gr1" draw:text-style-name="P1" svg:width="0.5cm" svg:height="0.5cm" svg:x="-0.00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E8" table:end-x="0.447cm" table:end-y="0.501cm" draw:z-index="231" draw:name="Grafik 8" draw:style-name="gr1" draw:text-style-name="P1" svg:width="0.45cm" svg:height="0.5cm" svg:x="0.54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F8" table:end-x="0.446cm" table:end-y="0.501cm" draw:z-index="202" draw:name="Grafik 7" draw:style-name="gr1" draw:text-style-name="P1" svg:width="0.45cm" svg:height="0.5cm" svg:x="0.54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G8" table:end-x="0.493cm" table:end-y="0.501cm" draw:z-index="53" draw:name="Grafik 2" draw:style-name="gr1" draw:text-style-name="P1" svg:width="0.5cm" svg:height="0.5cm" svg:x="0.54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H8" table:end-x="0.495cm" table:end-y="0.501cm" draw:z-index="354" draw:name="Grafik 12" draw:style-name="gr1" draw:text-style-name="P1" svg:width="0.5cm" svg:height="0.5cm" svg:x="0.543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I8" table:end-x="0.49cm" table:end-y="0.301cm" draw:z-index="74" draw:name="Grafik 3" draw:style-name="gr1" draw:text-style-name="P1" svg:width="0.5cm" svg:height="0.3cm" svg:x="0.53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J8" table:end-x="0.443cm" table:end-y="0.501cm" draw:z-index="236" draw:name="Grafik 8" draw:style-name="gr1" draw:text-style-name="P1" svg:width="0.45cm" svg:height="0.5cm" svg:x="0.541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K8" table:end-x="0.492cm" table:end-y="0.501cm" draw:z-index="297" draw:name="Grafik 10" draw:style-name="gr1" draw:text-style-name="P1" svg:width="0.5cm" svg:height="0.5cm" svg:x="0.5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L8" table:end-x="0.491cm" table:end-y="0.501cm" draw:z-index="298" draw:name="Grafik 10" draw:style-name="gr1" draw:text-style-name="P1" svg:width="0.5cm" svg:height="0.5cm" svg:x="0.5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M8" table:end-x="0.49cm" table:end-y="0.501cm" draw:z-index="119" draw:name="Grafik 4" draw:style-name="gr1" draw:text-style-name="P1" svg:width="0.5cm" svg:height="0.5cm" svg:x="0.53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N8" table:end-x="0.49cm" table:end-y="0.501cm" draw:z-index="120" draw:name="Grafik 4" draw:style-name="gr1" draw:text-style-name="P1" svg:width="0.5cm" svg:height="0.5cm" svg:x="0.53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O8" table:end-x="0.339cm" table:end-y="0.501cm" draw:z-index="181" draw:name="Grafik 6" draw:style-name="gr1" draw:text-style-name="P1" svg:width="0.35cm" svg:height="0.5cm" svg:x="0.53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P8" table:end-x="0.338cm" table:end-y="0.501cm" draw:z-index="182" draw:name="Grafik 6" draw:style-name="gr1" draw:text-style-name="P1" svg:width="0.35cm" svg:height="0.5cm" svg:x="0.53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Q8" table:end-x="0.337cm" table:end-y="0.501cm" draw:z-index="183" draw:name="Grafik 6" draw:style-name="gr1" draw:text-style-name="P1" svg:width="0.35cm" svg:height="0.5cm" svg:x="0.53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R8" table:end-x="0.337cm" table:end-y="0.501cm" draw:z-index="184" draw:name="Grafik 6" draw:style-name="gr1" draw:text-style-name="P1" svg:width="0.35cm" svg:height="0.5cm" svg:x="0.53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S8" table:end-x="0.336cm" table:end-y="0.501cm" draw:z-index="185" draw:name="Grafik 6" draw:style-name="gr1" draw:text-style-name="P1" svg:width="0.35cm" svg:height="0.5cm" svg:x="0.53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T8" table:end-x="0.335cm" table:end-y="0.501cm" draw:z-index="186" draw:name="Grafik 6" draw:style-name="gr1" draw:text-style-name="P1" svg:width="0.35cm" svg:height="0.5cm" svg:x="0.53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U8" table:end-x="0.434cm" table:end-y="0.501cm" draw:z-index="157" draw:name="Grafik 5" draw:style-name="gr1" draw:text-style-name="P1" svg:width="0.45cm" svg:height="0.5cm" svg:x="0.532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V8" table:end-x="0.433cm" table:end-y="0.501cm" draw:z-index="158" draw:name="Grafik 5" draw:style-name="gr1" draw:text-style-name="P1" svg:width="0.45cm" svg:height="0.5cm" svg:x="0.53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W8" table:end-x="0.332cm" table:end-y="0.501cm" draw:z-index="189" draw:name="Grafik 6" draw:style-name="gr1" draw:text-style-name="P1" svg:width="0.35cm" svg:height="0.5cm" svg:x="0.53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X8" table:end-x="0.331cm" table:end-y="0.501cm" draw:z-index="190" draw:name="Grafik 6" draw:style-name="gr1" draw:text-style-name="P1" svg:width="0.35cm" svg:height="0.5cm" svg:x="0.52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Y8" table:end-x="0.331cm" table:end-y="0.501cm" draw:z-index="191" draw:name="Grafik 6" draw:style-name="gr1" draw:text-style-name="P1" svg:width="0.35cm" svg:height="0.5cm" svg:x="0.52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Z8" table:end-x="0.33cm" table:end-y="0.501cm" draw:z-index="192" draw:name="Grafik 6" draw:style-name="gr1" draw:text-style-name="P1" svg:width="0.35cm" svg:height="0.5cm" svg:x="0.52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A8" table:end-x="0.429cm" table:end-y="0.501cm" draw:z-index="223" draw:name="Grafik 7" draw:style-name="gr1" draw:text-style-name="P1" svg:width="0.45cm" svg:height="0.5cm" svg:x="0.528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B8" table:end-x="0.428cm" table:end-y="0.501cm" draw:z-index="224" draw:name="Grafik 7" draw:style-name="gr1" draw:text-style-name="P1" svg:width="0.45cm" svg:height="0.5cm" svg:x="0.52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C8" table:end-x="0.428cm" table:end-y="0.501cm" draw:z-index="225" draw:name="Grafik 7" draw:style-name="gr1" draw:text-style-name="P1" svg:width="0.45cm" svg:height="0.5cm" svg:x="0.52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D8" table:end-x="0.326cm" table:end-y="0.501cm" draw:z-index="196" draw:name="Grafik 6" draw:style-name="gr1" draw:text-style-name="P1" svg:width="0.35cm" svg:height="0.5cm" svg:x="0.52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E8" table:end-x="0.325cm" table:end-y="0.501cm" draw:z-index="197" draw:name="Grafik 6" draw:style-name="gr1" draw:text-style-name="P1" svg:width="0.35cm" svg:height="0.5cm" svg:x="0.523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F8" table:end-x="0.421cm" table:end-y="0.501cm" draw:z-index="6" draw:name="Grafik 7" draw:style-name="gr1" draw:text-style-name="P1" svg:width="0.45cm" svg:height="0.5cm" svg:x="0.519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2017_18.C9" table:end-x="0.498cm" table:end-y="0.3cm" draw:z-index="68" draw:name="Grafik 3" draw:style-name="gr1" draw:text-style-name="P1" svg:width="0.5cm" svg:height="0.3cm" svg:x="0.546cm" svg:y="0cm">
              <draw:image xlink:href="Pictures/10000000000004B00000024A7507A496.jpg" xlink:type="simple" xlink:show="embed" xlink:actuate="onLoad">
                <text:p/>
              </draw:image>
            </draw:frame>
            <draw:frame table:end-cell-address="2017_18.B9" table:end-x="0.499cm" table:end-y="0.5cm" draw:z-index="108" draw:name="Grafik 4" draw:style-name="gr1" draw:text-style-name="P1" svg:width="0.5cm" svg:height="0.5cm" svg:x="-0.00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D9" table:end-x="0.498cm" table:end-y="0.5cm" draw:z-index="350" draw:name="Grafik 12" draw:style-name="gr1" draw:text-style-name="P1" svg:width="0.5cm" svg:height="0.5cm" svg:x="0.54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E9" table:end-x="0.497cm" table:end-y="0.5cm" draw:z-index="351" draw:name="Grafik 12" draw:style-name="gr1" draw:text-style-name="P1" svg:width="0.5cm" svg:height="0.5cm" svg:x="0.54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F9" table:end-x="0.446cm" table:end-y="0.5cm" draw:z-index="142" draw:name="Grafik 5" draw:style-name="gr1" draw:text-style-name="P1" svg:width="0.45cm" svg:height="0.5cm" svg:x="0.54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G9" table:end-x="0.496cm" table:end-y="0.5cm" draw:z-index="353" draw:name="Grafik 12" draw:style-name="gr1" draw:text-style-name="P1" svg:width="0.5cm" svg:height="0.5cm" svg:x="0.54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H9" table:end-x="0.492cm" table:end-y="0.3cm" draw:z-index="73" draw:name="Grafik 3" draw:style-name="gr1" draw:text-style-name="P1" svg:width="0.5cm" svg:height="0.3cm" svg:x="0.54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I9" table:end-x="0.444cm" table:end-y="0.5cm" draw:z-index="145" draw:name="Grafik 5" draw:style-name="gr1" draw:text-style-name="P1" svg:width="0.45cm" svg:height="0.5cm" svg:x="0.54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J9" table:end-x="0.393cm" table:end-y="0.5cm" draw:z-index="266" draw:name="Grafik 9" draw:style-name="gr1" draw:text-style-name="P1" svg:width="0.4cm" svg:height="0.5cm" svg:x="0.541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K9" table:end-x="0.442cm" table:end-y="0.5cm" draw:z-index="147" draw:name="Grafik 5" draw:style-name="gr1" draw:text-style-name="P1" svg:width="0.45cm" svg:height="0.5cm" svg:x="0.5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L9" table:end-x="0.441cm" table:end-y="0.5cm" draw:z-index="148" draw:name="Grafik 5" draw:style-name="gr1" draw:text-style-name="P1" svg:width="0.45cm" svg:height="0.5cm" svg:x="0.5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M9" table:end-x="0.44cm" table:end-y="0.5cm" draw:z-index="239" draw:name="Grafik 8" draw:style-name="gr1" draw:text-style-name="P1" svg:width="0.45cm" svg:height="0.5cm" svg:x="0.53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N9" table:end-x="0.49cm" table:end-y="0.5cm" draw:z-index="330" draw:name="Grafik 11" draw:style-name="gr1" draw:text-style-name="P1" svg:width="0.5cm" svg:height="0.5cm" svg:x="0.53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O9" table:end-x="0.439cm" table:end-y="0.5cm" draw:z-index="241" draw:name="Grafik 8" draw:style-name="gr1" draw:text-style-name="P1" svg:width="0.45cm" svg:height="0.5cm" svg:x="0.53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P9" table:end-x="0.388cm" table:end-y="0.5cm" draw:z-index="272" draw:name="Grafik 9" draw:style-name="gr1" draw:text-style-name="P1" svg:width="0.4cm" svg:height="0.5cm" svg:x="0.537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Q9" table:end-x="0.387cm" table:end-y="0.5cm" draw:z-index="273" draw:name="Grafik 9" draw:style-name="gr1" draw:text-style-name="P1" svg:width="0.4cm" svg:height="0.5cm" svg:x="0.53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R9" table:end-x="0.437cm" table:end-y="0.5cm" draw:z-index="244" draw:name="Grafik 8" draw:style-name="gr1" draw:text-style-name="P1" svg:width="0.45cm" svg:height="0.5cm" svg:x="0.535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S9" table:end-x="0.386cm" table:end-y="0.5cm" draw:z-index="275" draw:name="Grafik 9" draw:style-name="gr1" draw:text-style-name="P1" svg:width="0.4cm" svg:height="0.5cm" svg:x="0.53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T9" table:end-x="0.385cm" table:end-y="0.5cm" draw:z-index="276" draw:name="Grafik 9" draw:style-name="gr1" draw:text-style-name="P1" svg:width="0.4cm" svg:height="0.5cm" svg:x="0.53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U9" table:end-x="0.434cm" table:end-y="0.5cm" draw:z-index="247" draw:name="Grafik 8" draw:style-name="gr1" draw:text-style-name="P1" svg:width="0.45cm" svg:height="0.5cm" svg:x="0.532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V9" table:end-x="0.433cm" table:end-y="0.5cm" draw:z-index="248" draw:name="Grafik 8" draw:style-name="gr1" draw:text-style-name="P1" svg:width="0.45cm" svg:height="0.5cm" svg:x="0.53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W9" table:end-x="0.382cm" table:end-y="0.5cm" draw:z-index="279" draw:name="Grafik 9" draw:style-name="gr1" draw:text-style-name="P1" svg:width="0.4cm" svg:height="0.5cm" svg:x="0.531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X9" table:end-x="0.381cm" table:end-y="0.5cm" draw:z-index="280" draw:name="Grafik 9" draw:style-name="gr1" draw:text-style-name="P1" svg:width="0.4cm" svg:height="0.5cm" svg:x="0.52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Y9" table:end-x="0.381cm" table:end-y="0.5cm" draw:z-index="281" draw:name="Grafik 9" draw:style-name="gr1" draw:text-style-name="P1" svg:width="0.4cm" svg:height="0.5cm" svg:x="0.52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Z9" table:end-x="0.38cm" table:end-y="0.5cm" draw:z-index="282" draw:name="Grafik 9" draw:style-name="gr1" draw:text-style-name="P1" svg:width="0.4cm" svg:height="0.5cm" svg:x="0.52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A9" table:end-x="0.379cm" table:end-y="0.5cm" draw:z-index="283" draw:name="Grafik 9" draw:style-name="gr1" draw:text-style-name="P1" svg:width="0.4cm" svg:height="0.5cm" svg:x="0.52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B9" table:end-x="0.378cm" table:end-y="0.5cm" draw:z-index="284" draw:name="Grafik 9" draw:style-name="gr1" draw:text-style-name="P1" svg:width="0.4cm" svg:height="0.5cm" svg:x="0.526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C9" table:end-x="0.378cm" table:end-y="0.5cm" draw:z-index="285" draw:name="Grafik 9" draw:style-name="gr1" draw:text-style-name="P1" svg:width="0.4cm" svg:height="0.5cm" svg:x="0.526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D9" table:end-x="0.426cm" table:end-y="0.5cm" draw:z-index="256" draw:name="Grafik 8" draw:style-name="gr1" draw:text-style-name="P1" svg:width="0.45cm" svg:height="0.5cm" svg:x="0.525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E9" table:end-x="0.425cm" table:end-y="0.5cm" draw:z-index="257" draw:name="Grafik 8" draw:style-name="gr1" draw:text-style-name="P1" svg:width="0.45cm" svg:height="0.5cm" svg:x="0.52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F9" table:end-x="0.421cm" table:end-y="0.5cm" draw:z-index="7" draw:name="Grafik 8" draw:style-name="gr1" draw:text-style-name="P1" svg:width="0.45cm" svg:height="0.5cm" svg:x="0.51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2017_18.C10" table:end-x="0.498cm" table:end-y="0.5cm" draw:z-index="49" draw:name="Grafik 2" draw:style-name="gr1" draw:text-style-name="P1" svg:width="0.5cm" svg:height="0.5cm" svg:x="0.546cm" svg:y="0cm">
              <draw:image xlink:href="Pictures/10000000000004B0000004B013763AB6.jpg" xlink:type="simple" xlink:show="embed" xlink:actuate="onLoad">
                <text:p/>
              </draw:image>
            </draw:frame>
            <draw:frame table:end-cell-address="2017_18.B10" table:end-x="0.499cm" table:end-y="0.5cm" draw:z-index="378" draw:name="Grafik 13" draw:style-name="gr1" draw:text-style-name="P1" svg:width="0.5cm" svg:height="0.5cm" svg:x="-0.001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D10" table:end-x="0.448cm" table:end-y="0.5cm" draw:z-index="230" draw:name="Grafik 8" draw:style-name="gr1" draw:text-style-name="P1" svg:width="0.45cm" svg:height="0.5cm" svg:x="0.546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E10" table:end-x="0.447cm" table:end-y="0.5cm" draw:z-index="201" draw:name="Grafik 7" draw:style-name="gr1" draw:text-style-name="P1" svg:width="0.45cm" svg:height="0.5cm" svg:x="0.546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F10" table:end-x="0.496cm" table:end-y="0.5cm" draw:z-index="352" draw:name="Grafik 12" draw:style-name="gr1" draw:text-style-name="P1" svg:width="0.5cm" svg:height="0.5cm" svg:x="0.54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G10" table:end-x="0.446cm" table:end-y="0.5cm" draw:z-index="143" draw:name="Grafik 5" draw:style-name="gr1" draw:text-style-name="P1" svg:width="0.45cm" svg:height="0.5cm" svg:x="0.54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H10" table:end-x="0.395cm" table:end-y="0.5cm" draw:z-index="264" draw:name="Grafik 9" draw:style-name="gr1" draw:text-style-name="P1" svg:width="0.4cm" svg:height="0.5cm" svg:x="0.54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I10" table:end-x="0.494cm" table:end-y="0.5cm" draw:z-index="355" draw:name="Grafik 12" draw:style-name="gr1" draw:text-style-name="P1" svg:width="0.5cm" svg:height="0.5cm" svg:x="0.543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J10" table:end-x="0.443cm" table:end-y="0.5cm" draw:z-index="146" draw:name="Grafik 5" draw:style-name="gr1" draw:text-style-name="P1" svg:width="0.45cm" svg:height="0.5cm" svg:x="0.541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K10" table:end-x="0.442cm" table:end-y="0.5cm" draw:z-index="237" draw:name="Grafik 8" draw:style-name="gr1" draw:text-style-name="P1" svg:width="0.45cm" svg:height="0.5cm" svg:x="0.5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L10" table:end-x="0.491cm" table:end-y="0.5cm" draw:z-index="328" draw:name="Grafik 11" draw:style-name="gr1" draw:text-style-name="P1" svg:width="0.5cm" svg:height="0.5cm" svg:x="0.5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M10" table:end-x="0.39cm" table:end-y="0.5cm" draw:z-index="269" draw:name="Grafik 9" draw:style-name="gr1" draw:text-style-name="P1" svg:width="0.4cm" svg:height="0.5cm" svg:x="0.53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N10" table:end-x="0.44cm" table:end-y="0.5cm" draw:z-index="240" draw:name="Grafik 8" draw:style-name="gr1" draw:text-style-name="P1" svg:width="0.45cm" svg:height="0.5cm" svg:x="0.53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O10" table:end-x="0.489cm" table:end-y="0.5cm" draw:z-index="331" draw:name="Grafik 11" draw:style-name="gr1" draw:text-style-name="P1" svg:width="0.5cm" svg:height="0.5cm" svg:x="0.537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P10" table:end-x="0.438cm" table:end-y="0.5cm" draw:z-index="242" draw:name="Grafik 8" draw:style-name="gr1" draw:text-style-name="P1" svg:width="0.45cm" svg:height="0.5cm" svg:x="0.53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Q10" table:end-x="0.487cm" table:end-y="0.5cm" draw:z-index="333" draw:name="Grafik 11" draw:style-name="gr1" draw:text-style-name="P1" svg:width="0.5cm" svg:height="0.5cm" svg:x="0.535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R10" table:end-x="0.387cm" table:end-y="0.5cm" draw:z-index="274" draw:name="Grafik 9" draw:style-name="gr1" draw:text-style-name="P1" svg:width="0.4cm" svg:height="0.5cm" svg:x="0.53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S10" table:end-x="0.436cm" table:end-y="0.5cm" draw:z-index="245" draw:name="Grafik 8" draw:style-name="gr1" draw:text-style-name="P1" svg:width="0.45cm" svg:height="0.5cm" svg:x="0.53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T10" table:end-x="0.435cm" table:end-y="0.5cm" draw:z-index="246" draw:name="Grafik 8" draw:style-name="gr1" draw:text-style-name="P1" svg:width="0.45cm" svg:height="0.5cm" svg:x="0.53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U10" table:end-x="0.384cm" table:end-y="0.5cm" draw:z-index="277" draw:name="Grafik 9" draw:style-name="gr1" draw:text-style-name="P1" svg:width="0.4cm" svg:height="0.5cm" svg:x="0.532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V10" table:end-x="0.483cm" table:end-y="0.5cm" draw:z-index="368" draw:name="Grafik 12" draw:style-name="gr1" draw:text-style-name="P1" svg:width="0.5cm" svg:height="0.5cm" svg:x="0.53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W10" table:end-x="0.432cm" table:end-y="0.5cm" draw:z-index="249" draw:name="Grafik 8" draw:style-name="gr1" draw:text-style-name="P1" svg:width="0.45cm" svg:height="0.5cm" svg:x="0.53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X10" table:end-x="0.431cm" table:end-y="0.5cm" draw:z-index="250" draw:name="Grafik 8" draw:style-name="gr1" draw:text-style-name="P1" svg:width="0.45cm" svg:height="0.5cm" svg:x="0.52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Y10" table:end-x="0.431cm" table:end-y="0.5cm" draw:z-index="251" draw:name="Grafik 8" draw:style-name="gr1" draw:text-style-name="P1" svg:width="0.45cm" svg:height="0.5cm" svg:x="0.52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Z10" table:end-x="0.43cm" table:end-y="0.5cm" draw:z-index="252" draw:name="Grafik 8" draw:style-name="gr1" draw:text-style-name="P1" svg:width="0.45cm" svg:height="0.5cm" svg:x="0.52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A10" table:end-x="0.429cm" table:end-y="0.5cm" draw:z-index="253" draw:name="Grafik 8" draw:style-name="gr1" draw:text-style-name="P1" svg:width="0.45cm" svg:height="0.5cm" svg:x="0.52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B10" table:end-x="0.478cm" table:end-y="0.5cm" draw:z-index="344" draw:name="Grafik 11" draw:style-name="gr1" draw:text-style-name="P1" svg:width="0.5cm" svg:height="0.5cm" svg:x="0.526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C10" table:end-x="0.478cm" table:end-y="0.5cm" draw:z-index="345" draw:name="Grafik 11" draw:style-name="gr1" draw:text-style-name="P1" svg:width="0.5cm" svg:height="0.5cm" svg:x="0.526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D10" table:end-x="0.376cm" table:end-y="0.5cm" draw:z-index="286" draw:name="Grafik 9" draw:style-name="gr1" draw:text-style-name="P1" svg:width="0.4cm" svg:height="0.5cm" svg:x="0.52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E10" table:end-x="0.375cm" table:end-y="0.5cm" draw:z-index="287" draw:name="Grafik 9" draw:style-name="gr1" draw:text-style-name="P1" svg:width="0.4cm" svg:height="0.5cm" svg:x="0.52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F10" table:end-x="0.371cm" table:end-y="0.5cm" draw:z-index="8" draw:name="Grafik 9" draw:style-name="gr1" draw:text-style-name="P1" svg:width="0.4cm" svg:height="0.5cm" svg:x="0.51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2017_18.B11" table:end-x="0.449cm" table:end-y="0.501cm" draw:z-index="228" draw:name="Grafik 8" draw:style-name="gr1" draw:text-style-name="P1" svg:width="0.45cm" svg:height="0.5cm" svg:x="-0.001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C11" table:end-x="0.499cm" table:end-y="0.501cm" draw:z-index="289" draw:name="Grafik 10" draw:style-name="gr1" draw:text-style-name="P1" svg:width="0.5cm" svg:height="0.5cm" svg:x="-0.001cm" svg:y="0.001cm">
              <draw:image xlink:href="Pictures/100002010000090B0000090B653CFD17.png" xlink:type="simple" xlink:show="embed" xlink:actuate="onLoad">
                <text:p/>
              </draw:image>
            </draw:frame>
            <draw:frame table:end-cell-address="2017_18.D11" table:end-x="0.498cm" table:end-y="0.501cm" draw:z-index="320" draw:name="Grafik 11" draw:style-name="gr1" draw:text-style-name="P1" svg:width="0.5cm" svg:height="0.5cm" svg:x="0.546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E11" table:end-x="0.497cm" table:end-y="0.501cm" draw:z-index="321" draw:name="Grafik 11" draw:style-name="gr1" draw:text-style-name="P1" svg:width="0.5cm" svg:height="0.5cm" svg:x="0.546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F11" table:end-x="0.496cm" table:end-y="0.501cm" draw:z-index="322" draw:name="Grafik 11" draw:style-name="gr1" draw:text-style-name="P1" svg:width="0.5cm" svg:height="0.5cm" svg:x="0.544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G11" table:end-x="0.496cm" table:end-y="0.501cm" draw:z-index="323" draw:name="Grafik 11" draw:style-name="gr1" draw:text-style-name="P1" svg:width="0.5cm" svg:height="0.5cm" svg:x="0.544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H11" table:end-x="0.445cm" table:end-y="0.501cm" draw:z-index="144" draw:name="Grafik 5" draw:style-name="gr1" draw:text-style-name="P1" svg:width="0.45cm" svg:height="0.5cm" svg:x="0.543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I11" table:end-x="0.494cm" table:end-y="0.501cm" draw:z-index="295" draw:name="Grafik 10" draw:style-name="gr1" draw:text-style-name="P1" svg:width="0.5cm" svg:height="0.5cm" svg:x="0.54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J11" table:end-x="0.493cm" table:end-y="0.501cm" draw:z-index="356" draw:name="Grafik 12" draw:style-name="gr1" draw:text-style-name="P1" svg:width="0.5cm" svg:height="0.5cm" svg:x="0.54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K11" table:end-x="0.392cm" table:end-y="0.501cm" draw:z-index="267" draw:name="Grafik 9" draw:style-name="gr1" draw:text-style-name="P1" svg:width="0.4cm" svg:height="0.5cm" svg:x="0.5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L11" table:end-x="0.441cm" table:end-y="0.501cm" draw:z-index="238" draw:name="Grafik 8" draw:style-name="gr1" draw:text-style-name="P1" svg:width="0.45cm" svg:height="0.5cm" svg:x="0.5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M11" table:end-x="0.49cm" table:end-y="0.501cm" draw:z-index="299" draw:name="Grafik 10" draw:style-name="gr1" draw:text-style-name="P1" svg:width="0.5cm" svg:height="0.5cm" svg:x="0.53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N11" table:end-x="0.49cm" table:end-y="0.501cm" draw:z-index="300" draw:name="Grafik 10" draw:style-name="gr1" draw:text-style-name="P1" svg:width="0.5cm" svg:height="0.5cm" svg:x="0.53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O11" table:end-x="0.489cm" table:end-y="0.501cm" draw:z-index="301" draw:name="Grafik 10" draw:style-name="gr1" draw:text-style-name="P1" svg:width="0.5cm" svg:height="0.5cm" svg:x="0.537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P11" table:end-x="0.488cm" table:end-y="0.501cm" draw:z-index="332" draw:name="Grafik 11" draw:style-name="gr1" draw:text-style-name="P1" svg:width="0.5cm" svg:height="0.5cm" svg:x="0.537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Q11" table:end-x="0.437cm" table:end-y="0.501cm" draw:z-index="243" draw:name="Grafik 8" draw:style-name="gr1" draw:text-style-name="P1" svg:width="0.45cm" svg:height="0.5cm" svg:x="0.535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R11" table:end-x="0.487cm" table:end-y="0.501cm" draw:z-index="334" draw:name="Grafik 11" draw:style-name="gr1" draw:text-style-name="P1" svg:width="0.5cm" svg:height="0.5cm" svg:x="0.535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S11" table:end-x="0.486cm" table:end-y="0.501cm" draw:z-index="365" draw:name="Grafik 12" draw:style-name="gr1" draw:text-style-name="P1" svg:width="0.5cm" svg:height="0.5cm" svg:x="0.534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T11" table:end-x="0.485cm" table:end-y="0.501cm" draw:z-index="306" draw:name="Grafik 10" draw:style-name="gr1" draw:text-style-name="P1" svg:width="0.5cm" svg:height="0.5cm" svg:x="0.53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U11" table:end-x="0.484cm" table:end-y="0.501cm" draw:z-index="367" draw:name="Grafik 12" draw:style-name="gr1" draw:text-style-name="P1" svg:width="0.5cm" svg:height="0.5cm" svg:x="0.532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V11" table:end-x="0.383cm" table:end-y="0.501cm" draw:z-index="278" draw:name="Grafik 9" draw:style-name="gr1" draw:text-style-name="P1" svg:width="0.4cm" svg:height="0.5cm" svg:x="0.531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W11" table:end-x="0.482cm" table:end-y="0.501cm" draw:z-index="369" draw:name="Grafik 12" draw:style-name="gr1" draw:text-style-name="P1" svg:width="0.5cm" svg:height="0.5cm" svg:x="0.53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X11" table:end-x="0.481cm" table:end-y="0.501cm" draw:z-index="370" draw:name="Grafik 12" draw:style-name="gr1" draw:text-style-name="P1" svg:width="0.5cm" svg:height="0.5cm" svg:x="0.52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Y11" table:end-x="0.481cm" table:end-y="0.501cm" draw:z-index="371" draw:name="Grafik 12" draw:style-name="gr1" draw:text-style-name="P1" svg:width="0.5cm" svg:height="0.5cm" svg:x="0.52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Z11" table:end-x="0.48cm" table:end-y="0.501cm" draw:z-index="312" draw:name="Grafik 10" draw:style-name="gr1" draw:text-style-name="P1" svg:width="0.5cm" svg:height="0.5cm" svg:x="0.52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A11" table:end-x="0.479cm" table:end-y="0.501cm" draw:z-index="373" draw:name="Grafik 12" draw:style-name="gr1" draw:text-style-name="P1" svg:width="0.5cm" svg:height="0.5cm" svg:x="0.52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B11" table:end-x="0.478cm" table:end-y="0.501cm" draw:z-index="314" draw:name="Grafik 10" draw:style-name="gr1" draw:text-style-name="P1" svg:width="0.5cm" svg:height="0.5cm" svg:x="0.526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C11" table:end-x="0.428cm" table:end-y="0.501cm" draw:z-index="255" draw:name="Grafik 8" draw:style-name="gr1" draw:text-style-name="P1" svg:width="0.45cm" svg:height="0.5cm" svg:x="0.52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D11" table:end-x="0.476cm" table:end-y="0.501cm" draw:z-index="346" draw:name="Grafik 11" draw:style-name="gr1" draw:text-style-name="P1" svg:width="0.5cm" svg:height="0.5cm" svg:x="0.525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E11" table:end-x="0.475cm" table:end-y="0.501cm" draw:z-index="317" draw:name="Grafik 10" draw:style-name="gr1" draw:text-style-name="P1" svg:width="0.5cm" svg:height="0.5cm" svg:x="0.52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F11" table:end-x="0.471cm" table:end-y="0.501cm" draw:z-index="9" draw:name="Grafik 10" draw:style-name="gr1" draw:text-style-name="P1" svg:width="0.5cm" svg:height="0.5cm" svg:x="0.519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2017_18.B12" table:end-x="0.499cm" table:end-y="0.3cm" draw:z-index="67" draw:name="Grafik 3" draw:style-name="gr1" draw:text-style-name="P1" svg:width="0.5cm" svg:height="0.3cm" svg:x="-0.001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C12" table:end-x="0.449cm" table:end-y="0.5cm" draw:z-index="229" draw:name="Grafik 8" draw:style-name="gr1" draw:text-style-name="P1" svg:width="0.45cm" svg:height="0.5cm" svg:x="-0.001cm" svg:y="0cm">
              <draw:image xlink:href="Pictures/10000000000000BC000000C85DDBE2F1.jpg" xlink:type="simple" xlink:show="embed" xlink:actuate="onLoad">
                <text:p/>
              </draw:image>
            </draw:frame>
            <draw:frame table:end-cell-address="2017_18.D12" table:end-x="0.498cm" table:end-y="0.5cm" draw:z-index="290" draw:name="Grafik 10" draw:style-name="gr1" draw:text-style-name="P1" svg:width="0.5cm" svg:height="0.5cm" svg:x="0.546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E12" table:end-x="0.497cm" table:end-y="0.5cm" draw:z-index="381" draw:name="Grafik 13" draw:style-name="gr1" draw:text-style-name="P1" svg:width="0.5cm" svg:height="0.5cm" svg:x="0.546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F12" table:end-x="0.496cm" table:end-y="0.5cm" draw:z-index="382" draw:name="Grafik 13" draw:style-name="gr1" draw:text-style-name="P1" svg:width="0.5cm" svg:height="0.5cm" svg:x="0.54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G12" table:end-x="0.496cm" table:end-y="0.5cm" draw:z-index="383" draw:name="Grafik 13" draw:style-name="gr1" draw:text-style-name="P1" svg:width="0.5cm" svg:height="0.5cm" svg:x="0.54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H12" table:end-x="0.495cm" table:end-y="0.5cm" draw:z-index="324" draw:name="Grafik 11" draw:style-name="gr1" draw:text-style-name="P1" svg:width="0.5cm" svg:height="0.5cm" svg:x="0.54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I12" table:end-x="0.394cm" table:end-y="0.5cm" draw:z-index="265" draw:name="Grafik 9" draw:style-name="gr1" draw:text-style-name="P1" svg:width="0.4cm" svg:height="0.5cm" svg:x="0.54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J12" table:end-x="0.493cm" table:end-y="0.5cm" draw:z-index="296" draw:name="Grafik 10" draw:style-name="gr1" draw:text-style-name="P1" svg:width="0.5cm" svg:height="0.5cm" svg:x="0.54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K12" table:end-x="0.492cm" table:end-y="0.5cm" draw:z-index="327" draw:name="Grafik 11" draw:style-name="gr1" draw:text-style-name="P1" svg:width="0.5cm" svg:height="0.5cm" svg:x="0.5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L12" table:end-x="0.391cm" table:end-y="0.5cm" draw:z-index="268" draw:name="Grafik 9" draw:style-name="gr1" draw:text-style-name="P1" svg:width="0.4cm" svg:height="0.5cm" svg:x="0.5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M12" table:end-x="0.49cm" table:end-y="0.5cm" draw:z-index="329" draw:name="Grafik 11" draw:style-name="gr1" draw:text-style-name="P1" svg:width="0.5cm" svg:height="0.5cm" svg:x="0.53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N12" table:end-x="0.39cm" table:end-y="0.5cm" draw:z-index="270" draw:name="Grafik 9" draw:style-name="gr1" draw:text-style-name="P1" svg:width="0.4cm" svg:height="0.5cm" svg:x="0.53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O12" table:end-x="0.389cm" table:end-y="0.5cm" draw:z-index="271" draw:name="Grafik 9" draw:style-name="gr1" draw:text-style-name="P1" svg:width="0.4cm" svg:height="0.5cm" svg:x="0.537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P12" table:end-x="0.488cm" table:end-y="0.5cm" draw:z-index="302" draw:name="Grafik 10" draw:style-name="gr1" draw:text-style-name="P1" svg:width="0.5cm" svg:height="0.5cm" svg:x="0.537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Q12" table:end-x="0.487cm" table:end-y="0.5cm" draw:z-index="393" draw:name="Grafik 13" draw:style-name="gr1" draw:text-style-name="P1" svg:width="0.5cm" svg:height="0.5cm" svg:x="0.535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R12" table:end-x="0.487cm" table:end-y="0.5cm" draw:z-index="304" draw:name="Grafik 10" draw:style-name="gr1" draw:text-style-name="P1" svg:width="0.5cm" svg:height="0.5cm" svg:x="0.53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S12" table:end-x="0.486cm" table:end-y="0.5cm" draw:z-index="335" draw:name="Grafik 11" draw:style-name="gr1" draw:text-style-name="P1" svg:width="0.5cm" svg:height="0.5cm" svg:x="0.53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T12" table:end-x="0.485cm" table:end-y="0.5cm" draw:z-index="366" draw:name="Grafik 12" draw:style-name="gr1" draw:text-style-name="P1" svg:width="0.5cm" svg:height="0.5cm" svg:x="0.53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U12" table:end-x="0.484cm" table:end-y="0.5cm" draw:z-index="307" draw:name="Grafik 10" draw:style-name="gr1" draw:text-style-name="P1" svg:width="0.5cm" svg:height="0.5cm" svg:x="0.532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V12" table:end-x="0.483cm" table:end-y="0.5cm" draw:z-index="308" draw:name="Grafik 10" draw:style-name="gr1" draw:text-style-name="P1" svg:width="0.5cm" svg:height="0.5cm" svg:x="0.53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W12" table:end-x="0.482cm" table:end-y="0.5cm" draw:z-index="309" draw:name="Grafik 10" draw:style-name="gr1" draw:text-style-name="P1" svg:width="0.5cm" svg:height="0.5cm" svg:x="0.53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X12" table:end-x="0.481cm" table:end-y="0.5cm" draw:z-index="340" draw:name="Grafik 11" draw:style-name="gr1" draw:text-style-name="P1" svg:width="0.5cm" svg:height="0.5cm" svg:x="0.52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Y12" table:end-x="0.481cm" table:end-y="0.5cm" draw:z-index="311" draw:name="Grafik 10" draw:style-name="gr1" draw:text-style-name="P1" svg:width="0.5cm" svg:height="0.5cm" svg:x="0.529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Z12" table:end-x="0.48cm" table:end-y="0.5cm" draw:z-index="372" draw:name="Grafik 12" draw:style-name="gr1" draw:text-style-name="P1" svg:width="0.5cm" svg:height="0.5cm" svg:x="0.52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A12" table:end-x="0.479cm" table:end-y="0.5cm" draw:z-index="343" draw:name="Grafik 11" draw:style-name="gr1" draw:text-style-name="P1" svg:width="0.5cm" svg:height="0.5cm" svg:x="0.52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B12" table:end-x="0.428cm" table:end-y="0.5cm" draw:z-index="254" draw:name="Grafik 8" draw:style-name="gr1" draw:text-style-name="P1" svg:width="0.45cm" svg:height="0.5cm" svg:x="0.526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C12" table:end-x="0.478cm" table:end-y="0.5cm" draw:z-index="315" draw:name="Grafik 10" draw:style-name="gr1" draw:text-style-name="P1" svg:width="0.5cm" svg:height="0.5cm" svg:x="0.526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D12" table:end-x="0.476cm" table:end-y="0.5cm" draw:z-index="316" draw:name="Grafik 10" draw:style-name="gr1" draw:text-style-name="P1" svg:width="0.5cm" svg:height="0.5cm" svg:x="0.52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E12" table:end-x="0.475cm" table:end-y="0.5cm" draw:z-index="347" draw:name="Grafik 11" draw:style-name="gr1" draw:text-style-name="P1" svg:width="0.5cm" svg:height="0.5cm" svg:x="0.52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F12" table:end-x="0.471cm" table:end-y="0.5cm" draw:z-index="10" draw:name="Grafik 11" draw:style-name="gr1" draw:text-style-name="P1" svg:width="0.5cm" svg:height="0.5cm" svg:x="0.51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2017_18.B13" table:end-x="0.499cm" table:end-y="0.5cm" draw:z-index="48" draw:name="Grafik 2" draw:style-name="gr1" draw:text-style-name="P1" svg:width="0.5cm" svg:height="0.5cm" svg:x="-0.001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C13" table:end-x="0.499cm" table:end-y="0.5cm" draw:z-index="379" draw:name="Grafik 13" draw:style-name="gr1" draw:text-style-name="P1" svg:width="0.5cm" svg:height="0.5cm" svg:x="-0.001cm" svg:y="0cm">
              <draw:image xlink:href="Pictures/10000000000000FF000000FF94B4415C.jpg" xlink:type="simple" xlink:show="embed" xlink:actuate="onLoad">
                <text:p/>
              </draw:image>
            </draw:frame>
            <draw:frame table:end-cell-address="2017_18.D13" table:end-x="0.498cm" table:end-y="0.5cm" draw:z-index="380" draw:name="Grafik 13" draw:style-name="gr1" draw:text-style-name="P1" svg:width="0.5cm" svg:height="0.5cm" svg:x="0.546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E13" table:end-x="0.496cm" table:end-y="0.5cm" draw:z-index="501" draw:name="Grafik 17" draw:style-name="gr1" draw:text-style-name="P1" svg:width="0.5cm" svg:height="0.5cm" svg:x="0.545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F13" table:end-x="0.496cm" table:end-y="0.5cm" draw:z-index="502" draw:name="Grafik 17" draw:style-name="gr1" draw:text-style-name="P1" svg:width="0.5cm" svg:height="0.5cm" svg:x="0.544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G13" table:end-x="0.496cm" table:end-y="0.5cm" draw:z-index="293" draw:name="Grafik 10" draw:style-name="gr1" draw:text-style-name="P1" svg:width="0.5cm" svg:height="0.5cm" svg:x="0.544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H13" table:end-x="0.495cm" table:end-y="0.5cm" draw:z-index="384" draw:name="Grafik 13" draw:style-name="gr1" draw:text-style-name="P1" svg:width="0.5cm" svg:height="0.5cm" svg:x="0.543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I13" table:end-x="0.494cm" table:end-y="0.5cm" draw:z-index="325" draw:name="Grafik 11" draw:style-name="gr1" draw:text-style-name="P1" svg:width="0.5cm" svg:height="0.5cm" svg:x="0.54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J13" table:end-x="0.392cm" table:end-y="0.5cm" draw:z-index="536" draw:name="Grafik 18" draw:style-name="gr1" draw:text-style-name="P1" svg:width="0.4cm" svg:height="0.5cm" svg:x="0.5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K13" table:end-x="0.492cm" table:end-y="0.5cm" draw:z-index="357" draw:name="Grafik 12" draw:style-name="gr1" draw:text-style-name="P1" svg:width="0.5cm" svg:height="0.5cm" svg:x="0.5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L13" table:end-x="0.491cm" table:end-y="0.5cm" draw:z-index="358" draw:name="Grafik 12" draw:style-name="gr1" draw:text-style-name="P1" svg:width="0.5cm" svg:height="0.5cm" svg:x="0.5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M13" table:end-x="0.49cm" table:end-y="0.5cm" draw:z-index="359" draw:name="Grafik 12" draw:style-name="gr1" draw:text-style-name="P1" svg:width="0.5cm" svg:height="0.5cm" svg:x="0.53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N13" table:end-x="0.49cm" table:end-y="0.5cm" draw:z-index="360" draw:name="Grafik 12" draw:style-name="gr1" draw:text-style-name="P1" svg:width="0.5cm" svg:height="0.5cm" svg:x="0.53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O13" table:end-x="0.489cm" table:end-y="0.5cm" draw:z-index="391" draw:name="Grafik 13" draw:style-name="gr1" draw:text-style-name="P1" svg:width="0.5cm" svg:height="0.5cm" svg:x="0.53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P13" table:end-x="0.488cm" table:end-y="0.5cm" draw:z-index="392" draw:name="Grafik 13" draw:style-name="gr1" draw:text-style-name="P1" svg:width="0.5cm" svg:height="0.5cm" svg:x="0.53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Q13" table:end-x="0.487cm" table:end-y="0.5cm" draw:z-index="303" draw:name="Grafik 10" draw:style-name="gr1" draw:text-style-name="P1" svg:width="0.5cm" svg:height="0.5cm" svg:x="0.53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R13" table:end-x="0.487cm" table:end-y="0.5cm" draw:z-index="364" draw:name="Grafik 12" draw:style-name="gr1" draw:text-style-name="P1" svg:width="0.5cm" svg:height="0.5cm" svg:x="0.53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S13" table:end-x="0.486cm" table:end-y="0.5cm" draw:z-index="305" draw:name="Grafik 10" draw:style-name="gr1" draw:text-style-name="P1" svg:width="0.5cm" svg:height="0.5cm" svg:x="0.534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T13" table:end-x="0.485cm" table:end-y="0.5cm" draw:z-index="336" draw:name="Grafik 11" draw:style-name="gr1" draw:text-style-name="P1" svg:width="0.5cm" svg:height="0.5cm" svg:x="0.53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U13" table:end-x="0.484cm" table:end-y="0.5cm" draw:z-index="337" draw:name="Grafik 11" draw:style-name="gr1" draw:text-style-name="P1" svg:width="0.5cm" svg:height="0.5cm" svg:x="0.53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V13" table:end-x="0.483cm" table:end-y="0.5cm" draw:z-index="338" draw:name="Grafik 11" draw:style-name="gr1" draw:text-style-name="P1" svg:width="0.5cm" svg:height="0.5cm" svg:x="0.531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W13" table:end-x="0.482cm" table:end-y="0.5cm" draw:z-index="339" draw:name="Grafik 11" draw:style-name="gr1" draw:text-style-name="P1" svg:width="0.5cm" svg:height="0.5cm" svg:x="0.531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X13" table:end-x="0.481cm" table:end-y="0.5cm" draw:z-index="310" draw:name="Grafik 10" draw:style-name="gr1" draw:text-style-name="P1" svg:width="0.5cm" svg:height="0.5cm" svg:x="0.529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Y13" table:end-x="0.481cm" table:end-y="0.5cm" draw:z-index="341" draw:name="Grafik 11" draw:style-name="gr1" draw:text-style-name="P1" svg:width="0.5cm" svg:height="0.5cm" svg:x="0.52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Z13" table:end-x="0.48cm" table:end-y="0.5cm" draw:z-index="342" draw:name="Grafik 11" draw:style-name="gr1" draw:text-style-name="P1" svg:width="0.5cm" svg:height="0.5cm" svg:x="0.52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A13" table:end-x="0.479cm" table:end-y="0.5cm" draw:z-index="313" draw:name="Grafik 10" draw:style-name="gr1" draw:text-style-name="P1" svg:width="0.5cm" svg:height="0.5cm" svg:x="0.528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B13" table:end-x="0.478cm" table:end-y="0.5cm" draw:z-index="374" draw:name="Grafik 12" draw:style-name="gr1" draw:text-style-name="P1" svg:width="0.5cm" svg:height="0.5cm" svg:x="0.52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C13" table:end-x="0.478cm" table:end-y="0.5cm" draw:z-index="375" draw:name="Grafik 12" draw:style-name="gr1" draw:text-style-name="P1" svg:width="0.5cm" svg:height="0.5cm" svg:x="0.52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D13" table:end-x="0.476cm" table:end-y="0.5cm" draw:z-index="376" draw:name="Grafik 12" draw:style-name="gr1" draw:text-style-name="P1" svg:width="0.5cm" svg:height="0.5cm" svg:x="0.52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E13" table:end-x="0.475cm" table:end-y="0.5cm" draw:z-index="377" draw:name="Grafik 12" draw:style-name="gr1" draw:text-style-name="P1" svg:width="0.5cm" svg:height="0.5cm" svg:x="0.523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F13" table:end-x="0.471cm" table:end-y="0.5cm" draw:z-index="11" draw:name="Grafik 12" draw:style-name="gr1" draw:text-style-name="P1" svg:width="0.5cm" svg:height="0.5cm" svg:x="0.519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2017_18.B14" table:end-x="0.399cm" table:end-y="0.501cm" draw:z-index="528" draw:name="Grafik 18" draw:style-name="gr1" draw:text-style-name="P1" svg:width="0.4cm" svg:height="0.5cm" svg:x="-0.001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C14" table:end-x="0.499cm" table:end-y="0.501cm" draw:z-index="499" draw:name="Grafik 17" draw:style-name="gr1" draw:text-style-name="P1" svg:width="0.5cm" svg:height="0.5cm" svg:x="-0.001cm" svg:y="0.001cm">
              <draw:image xlink:href="Pictures/10000000000002580000024A93C5F0BD.jpg" xlink:type="simple" xlink:show="embed" xlink:actuate="onLoad">
                <text:p/>
              </draw:image>
            </draw:frame>
            <draw:frame table:end-cell-address="2017_18.D14" table:end-x="0.498cm" table:end-y="0.501cm" draw:z-index="500" draw:name="Grafik 17" draw:style-name="gr1" draw:text-style-name="P1" svg:width="0.5cm" svg:height="0.5cm" svg:x="0.54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E14" table:end-x="0.497cm" table:end-y="0.501cm" draw:z-index="291" draw:name="Grafik 10" draw:style-name="gr1" draw:text-style-name="P1" svg:width="0.5cm" svg:height="0.5cm" svg:x="0.546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F14" table:end-x="0.496cm" table:end-y="0.501cm" draw:z-index="292" draw:name="Grafik 10" draw:style-name="gr1" draw:text-style-name="P1" svg:width="0.5cm" svg:height="0.5cm" svg:x="0.54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G14" table:end-x="0.446cm" table:end-y="0.501cm" draw:z-index="443" draw:name="Grafik 15" draw:style-name="gr1" draw:text-style-name="P1" svg:width="0.45cm" svg:height="0.5cm" svg:x="0.544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H14" table:end-x="0.495cm" table:end-y="0.501cm" draw:z-index="294" draw:name="Grafik 10" draw:style-name="gr1" draw:text-style-name="P1" svg:width="0.5cm" svg:height="0.5cm" svg:x="0.54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I14" table:end-x="0.494cm" table:end-y="0.501cm" draw:z-index="385" draw:name="Grafik 13" draw:style-name="gr1" draw:text-style-name="P1" svg:width="0.5cm" svg:height="0.5cm" svg:x="0.543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J14" table:end-x="0.493cm" table:end-y="0.501cm" draw:z-index="386" draw:name="Grafik 13" draw:style-name="gr1" draw:text-style-name="P1" svg:width="0.5cm" svg:height="0.5cm" svg:x="0.54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K14" table:end-x="0.391cm" table:end-y="0.501cm" draw:z-index="537" draw:name="Grafik 18" draw:style-name="gr1" draw:text-style-name="P1" svg:width="0.4cm" svg:height="0.5cm" svg:x="0.53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L14" table:end-x="0.49cm" table:end-y="0.501cm" draw:z-index="508" draw:name="Grafik 17" draw:style-name="gr1" draw:text-style-name="P1" svg:width="0.5cm" svg:height="0.5cm" svg:x="0.53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M14" table:end-x="0.49cm" table:end-y="0.501cm" draw:z-index="389" draw:name="Grafik 13" draw:style-name="gr1" draw:text-style-name="P1" svg:width="0.5cm" svg:height="0.5cm" svg:x="0.53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N14" table:end-x="0.49cm" table:end-y="0.501cm" draw:z-index="390" draw:name="Grafik 13" draw:style-name="gr1" draw:text-style-name="P1" svg:width="0.5cm" svg:height="0.5cm" svg:x="0.53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O14" table:end-x="0.489cm" table:end-y="0.501cm" draw:z-index="361" draw:name="Grafik 12" draw:style-name="gr1" draw:text-style-name="P1" svg:width="0.5cm" svg:height="0.5cm" svg:x="0.537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P14" table:end-x="0.488cm" table:end-y="0.501cm" draw:z-index="362" draw:name="Grafik 12" draw:style-name="gr1" draw:text-style-name="P1" svg:width="0.5cm" svg:height="0.5cm" svg:x="0.537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Q14" table:end-x="0.487cm" table:end-y="0.501cm" draw:z-index="363" draw:name="Grafik 12" draw:style-name="gr1" draw:text-style-name="P1" svg:width="0.5cm" svg:height="0.5cm" svg:x="0.535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R14" table:end-x="0.487cm" table:end-y="0.501cm" draw:z-index="394" draw:name="Grafik 13" draw:style-name="gr1" draw:text-style-name="P1" svg:width="0.5cm" svg:height="0.5cm" svg:x="0.535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S14" table:end-x="0.486cm" table:end-y="0.501cm" draw:z-index="395" draw:name="Grafik 13" draw:style-name="gr1" draw:text-style-name="P1" svg:width="0.5cm" svg:height="0.5cm" svg:x="0.53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T14" table:end-x="0.485cm" table:end-y="0.501cm" draw:z-index="396" draw:name="Grafik 13" draw:style-name="gr1" draw:text-style-name="P1" svg:width="0.5cm" svg:height="0.5cm" svg:x="0.53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U14" table:end-x="0.484cm" table:end-y="0.501cm" draw:z-index="398" draw:name="Grafik 13" draw:style-name="gr1" draw:text-style-name="P1" svg:width="0.5cm" svg:height="0.5cm" svg:x="0.532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V14" table:end-x="0.483cm" table:end-y="0.501cm" draw:z-index="399" draw:name="Grafik 13" draw:style-name="gr1" draw:text-style-name="P1" svg:width="0.5cm" svg:height="0.5cm" svg:x="0.53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W14" table:end-x="0.482cm" table:end-y="0.501cm" draw:z-index="400" draw:name="Grafik 13" draw:style-name="gr1" draw:text-style-name="P1" svg:width="0.5cm" svg:height="0.5cm" svg:x="0.53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X14" table:end-x="0.481cm" table:end-y="0.501cm" draw:z-index="401" draw:name="Grafik 13" draw:style-name="gr1" draw:text-style-name="P1" svg:width="0.5cm" svg:height="0.5cm" svg:x="0.52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Y14" table:end-x="0.481cm" table:end-y="0.501cm" draw:z-index="402" draw:name="Grafik 13" draw:style-name="gr1" draw:text-style-name="P1" svg:width="0.5cm" svg:height="0.5cm" svg:x="0.52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Z14" table:end-x="0.48cm" table:end-y="0.501cm" draw:z-index="403" draw:name="Grafik 13" draw:style-name="gr1" draw:text-style-name="P1" svg:width="0.5cm" svg:height="0.5cm" svg:x="0.52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A14" table:end-x="0.479cm" table:end-y="0.501cm" draw:z-index="404" draw:name="Grafik 13" draw:style-name="gr1" draw:text-style-name="P1" svg:width="0.5cm" svg:height="0.5cm" svg:x="0.52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B14" table:end-x="0.478cm" table:end-y="0.501cm" draw:z-index="405" draw:name="Grafik 13" draw:style-name="gr1" draw:text-style-name="P1" svg:width="0.5cm" svg:height="0.5cm" svg:x="0.526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C14" table:end-x="0.478cm" table:end-y="0.501cm" draw:z-index="406" draw:name="Grafik 13" draw:style-name="gr1" draw:text-style-name="P1" svg:width="0.5cm" svg:height="0.5cm" svg:x="0.526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D14" table:end-x="0.476cm" table:end-y="0.501cm" draw:z-index="436" draw:name="Grafik 14" draw:style-name="gr1" draw:text-style-name="P1" svg:width="0.5cm" svg:height="0.5cm" svg:x="0.52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E14" table:end-x="0.475cm" table:end-y="0.501cm" draw:z-index="407" draw:name="Grafik 13" draw:style-name="gr1" draw:text-style-name="P1" svg:width="0.5cm" svg:height="0.5cm" svg:x="0.523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F14" table:end-x="0.471cm" table:end-y="0.501cm" draw:z-index="12" draw:name="Grafik 13" draw:style-name="gr1" draw:text-style-name="P1" svg:width="0.5cm" svg:height="0.5cm" svg:x="0.51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2017_18.B15" table:end-x="0.499cm" table:end-y="0.501cm" draw:z-index="408" draw:name="Grafik 14" draw:style-name="gr1" draw:text-style-name="P1" svg:width="0.5cm" svg:height="0.5cm" svg:x="-0.00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D15" table:end-x="0.448cm" table:end-y="0.501cm" draw:z-index="440" draw:name="Grafik 15" draw:style-name="gr1" draw:text-style-name="P1" svg:width="0.45cm" svg:height="0.5cm" svg:x="0.546cm" svg:y="0.001cm">
              <draw:image xlink:href="Pictures/10000000000002E8000003311B34741D.png" xlink:type="simple" xlink:show="embed" xlink:actuate="onLoad">
                <text:p/>
              </draw:image>
            </draw:frame>
            <draw:frame table:end-cell-address="2017_18.C15" table:end-x="0.399cm" table:end-y="0.501cm" draw:z-index="529" draw:name="Grafik 18" draw:style-name="gr1" draw:text-style-name="P1" svg:width="0.4cm" svg:height="0.5cm" svg:x="-0.001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E15" table:end-x="0.397cm" table:end-y="0.501cm" draw:z-index="261" draw:name="Grafik 9" draw:style-name="gr1" draw:text-style-name="P1" svg:width="0.4cm" svg:height="0.5cm" svg:x="0.546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F15" table:end-x="0.396cm" table:end-y="0.501cm" draw:z-index="262" draw:name="Grafik 9" draw:style-name="gr1" draw:text-style-name="P1" svg:width="0.4cm" svg:height="0.5cm" svg:x="0.54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G15" table:end-x="0.396cm" table:end-y="0.501cm" draw:z-index="263" draw:name="Grafik 9" draw:style-name="gr1" draw:text-style-name="P1" svg:width="0.4cm" svg:height="0.5cm" svg:x="0.54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H15" table:end-x="0.445cm" table:end-y="0.501cm" draw:z-index="444" draw:name="Grafik 15" draw:style-name="gr1" draw:text-style-name="P1" svg:width="0.45cm" svg:height="0.5cm" svg:x="0.543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I15" table:end-x="0.444cm" table:end-y="0.501cm" draw:z-index="445" draw:name="Grafik 15" draw:style-name="gr1" draw:text-style-name="P1" svg:width="0.45cm" svg:height="0.5cm" svg:x="0.543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J15" table:end-x="0.493cm" table:end-y="0.501cm" draw:z-index="326" draw:name="Grafik 11" draw:style-name="gr1" draw:text-style-name="P1" svg:width="0.5cm" svg:height="0.5cm" svg:x="0.54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K15" table:end-x="0.492cm" table:end-y="0.501cm" draw:z-index="387" draw:name="Grafik 13" draw:style-name="gr1" draw:text-style-name="P1" svg:width="0.5cm" svg:height="0.5cm" svg:x="0.5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L15" table:end-x="0.39cm" table:end-y="0.501cm" draw:z-index="538" draw:name="Grafik 18" draw:style-name="gr1" draw:text-style-name="P1" svg:width="0.4cm" svg:height="0.5cm" svg:x="0.53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M15" table:end-x="0.489cm" table:end-y="0.501cm" draw:z-index="509" draw:name="Grafik 17" draw:style-name="gr1" draw:text-style-name="P1" svg:width="0.5cm" svg:height="0.5cm" svg:x="0.537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N15" table:end-x="0.488cm" table:end-y="0.501cm" draw:z-index="510" draw:name="Grafik 17" draw:style-name="gr1" draw:text-style-name="P1" svg:width="0.5cm" svg:height="0.5cm" svg:x="0.53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O15" table:end-x="0.489cm" table:end-y="0.501cm" draw:z-index="421" draw:name="Grafik 14" draw:style-name="gr1" draw:text-style-name="P1" svg:width="0.5cm" svg:height="0.5cm" svg:x="0.53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P15" table:end-x="0.488cm" table:end-y="0.501cm" draw:z-index="422" draw:name="Grafik 14" draw:style-name="gr1" draw:text-style-name="P1" svg:width="0.5cm" svg:height="0.5cm" svg:x="0.53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Q15" table:end-x="0.487cm" table:end-y="0.501cm" draw:z-index="423" draw:name="Grafik 14" draw:style-name="gr1" draw:text-style-name="P1" svg:width="0.5cm" svg:height="0.5cm" svg:x="0.53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R15" table:end-x="0.487cm" table:end-y="0.501cm" draw:z-index="424" draw:name="Grafik 14" draw:style-name="gr1" draw:text-style-name="P1" svg:width="0.5cm" svg:height="0.5cm" svg:x="0.53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S15" table:end-x="0.486cm" table:end-y="0.501cm" draw:z-index="425" draw:name="Grafik 14" draw:style-name="gr1" draw:text-style-name="P1" svg:width="0.5cm" svg:height="0.5cm" svg:x="0.53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T15" table:end-x="0.485cm" table:end-y="0.501cm" draw:z-index="427" draw:name="Grafik 14" draw:style-name="gr1" draw:text-style-name="P1" svg:width="0.5cm" svg:height="0.5cm" svg:x="0.53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U15" table:end-x="0.484cm" table:end-y="0.501cm" draw:z-index="429" draw:name="Grafik 14" draw:style-name="gr1" draw:text-style-name="P1" svg:width="0.5cm" svg:height="0.5cm" svg:x="0.532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V15" table:end-x="0.483cm" table:end-y="0.501cm" draw:z-index="428" draw:name="Grafik 14" draw:style-name="gr1" draw:text-style-name="P1" svg:width="0.5cm" svg:height="0.5cm" svg:x="0.53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W15" table:end-x="0.482cm" table:end-y="0.501cm" draw:z-index="430" draw:name="Grafik 14" draw:style-name="gr1" draw:text-style-name="P1" svg:width="0.5cm" svg:height="0.5cm" svg:x="0.53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X15" table:end-x="0.481cm" table:end-y="0.501cm" draw:z-index="431" draw:name="Grafik 14" draw:style-name="gr1" draw:text-style-name="P1" svg:width="0.5cm" svg:height="0.5cm" svg:x="0.52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Y15" table:end-x="0.481cm" table:end-y="0.501cm" draw:z-index="432" draw:name="Grafik 14" draw:style-name="gr1" draw:text-style-name="P1" svg:width="0.5cm" svg:height="0.5cm" svg:x="0.52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Z15" table:end-x="0.48cm" table:end-y="0.501cm" draw:z-index="433" draw:name="Grafik 14" draw:style-name="gr1" draw:text-style-name="P1" svg:width="0.5cm" svg:height="0.5cm" svg:x="0.52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A15" table:end-x="0.429cm" table:end-y="0.501cm" draw:z-index="463" draw:name="Grafik 15" draw:style-name="gr1" draw:text-style-name="P1" svg:width="0.45cm" svg:height="0.5cm" svg:x="0.52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B15" table:end-x="0.428cm" table:end-y="0.501cm" draw:z-index="464" draw:name="Grafik 15" draw:style-name="gr1" draw:text-style-name="P1" svg:width="0.45cm" svg:height="0.5cm" svg:x="0.526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C15" table:end-x="0.478cm" table:end-y="0.501cm" draw:z-index="435" draw:name="Grafik 14" draw:style-name="gr1" draw:text-style-name="P1" svg:width="0.5cm" svg:height="0.5cm" svg:x="0.526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D15" table:end-x="0.476cm" table:end-y="0.501cm" draw:z-index="397" draw:name="Grafik 13" draw:style-name="gr1" draw:text-style-name="P1" svg:width="0.5cm" svg:height="0.5cm" svg:x="0.525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E15" table:end-x="0.475cm" table:end-y="0.501cm" draw:z-index="437" draw:name="Grafik 14" draw:style-name="gr1" draw:text-style-name="P1" svg:width="0.5cm" svg:height="0.5cm" svg:x="0.52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F15" table:end-x="0.47cm" table:end-y="0.501cm" draw:z-index="13" draw:name="Grafik 14" draw:style-name="gr1" draw:text-style-name="P1" svg:width="0.5cm" svg:height="0.5cm" svg:x="0.51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2017_18.B16" table:end-x="0.499cm" table:end-y="0.5cm" draw:z-index="468" draw:name="Grafik 16" draw:style-name="gr1" draw:text-style-name="P1" svg:width="0.5cm" svg:height="0.5cm" svg:x="-0.001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C16" table:end-x="0.499cm" table:end-y="0.5cm" draw:z-index="409" draw:name="Grafik 14" draw:style-name="gr1" draw:text-style-name="P1" svg:width="0.5cm" svg:height="0.5cm" svg:x="-0.001cm" svg:y="0cm">
              <draw:image xlink:href="Pictures/100000000000028000000280BE9A2FDA.jpg" xlink:type="simple" xlink:show="embed" xlink:actuate="onLoad">
                <text:p/>
              </draw:image>
            </draw:frame>
            <draw:frame table:end-cell-address="2017_18.D16" table:end-x="0.398cm" table:end-y="0.5cm" draw:z-index="530" draw:name="Grafik 18" draw:style-name="gr1" draw:text-style-name="P1" svg:width="0.4cm" svg:height="0.5cm" svg:x="0.54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E16" table:end-x="0.447cm" table:end-y="0.5cm" draw:z-index="441" draw:name="Grafik 15" draw:style-name="gr1" draw:text-style-name="P1" svg:width="0.45cm" svg:height="0.5cm" svg:x="0.546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F16" table:end-x="0.446cm" table:end-y="0.5cm" draw:z-index="442" draw:name="Grafik 15" draw:style-name="gr1" draw:text-style-name="P1" svg:width="0.45cm" svg:height="0.5cm" svg:x="0.54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G16" table:end-x="0.495cm" table:end-y="0.5cm" draw:z-index="503" draw:name="Grafik 17" draw:style-name="gr1" draw:text-style-name="P1" svg:width="0.5cm" svg:height="0.5cm" svg:x="0.54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H16" table:end-x="0.394cm" table:end-y="0.5cm" draw:z-index="534" draw:name="Grafik 18" draw:style-name="gr1" draw:text-style-name="P1" svg:width="0.4cm" svg:height="0.5cm" svg:x="0.54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I16" table:end-x="0.393cm" table:end-y="0.5cm" draw:z-index="535" draw:name="Grafik 18" draw:style-name="gr1" draw:text-style-name="P1" svg:width="0.4cm" svg:height="0.5cm" svg:x="0.54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J16" table:end-x="0.493cm" table:end-y="0.5cm" draw:z-index="416" draw:name="Grafik 14" draw:style-name="gr1" draw:text-style-name="P1" svg:width="0.5cm" svg:height="0.5cm" svg:x="0.541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K16" table:end-x="0.491cm" table:end-y="0.5cm" draw:z-index="507" draw:name="Grafik 17" draw:style-name="gr1" draw:text-style-name="P1" svg:width="0.5cm" svg:height="0.5cm" svg:x="0.539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L16" table:end-x="0.491cm" table:end-y="0.5cm" draw:z-index="388" draw:name="Grafik 13" draw:style-name="gr1" draw:text-style-name="P1" svg:width="0.5cm" svg:height="0.5cm" svg:x="0.5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M16" table:end-x="0.49cm" table:end-y="0.5cm" draw:z-index="419" draw:name="Grafik 14" draw:style-name="gr1" draw:text-style-name="P1" svg:width="0.5cm" svg:height="0.5cm" svg:x="0.53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N16" table:end-x="0.49cm" table:end-y="0.5cm" draw:z-index="420" draw:name="Grafik 14" draw:style-name="gr1" draw:text-style-name="P1" svg:width="0.5cm" svg:height="0.5cm" svg:x="0.53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O16" table:end-x="0.439cm" table:end-y="0.5cm" draw:z-index="451" draw:name="Grafik 15" draw:style-name="gr1" draw:text-style-name="P1" svg:width="0.45cm" svg:height="0.5cm" svg:x="0.537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P16" table:end-x="0.438cm" table:end-y="0.5cm" draw:z-index="452" draw:name="Grafik 15" draw:style-name="gr1" draw:text-style-name="P1" svg:width="0.45cm" svg:height="0.5cm" svg:x="0.537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Q16" table:end-x="0.386cm" table:end-y="0.5cm" draw:z-index="543" draw:name="Grafik 18" draw:style-name="gr1" draw:text-style-name="P1" svg:width="0.4cm" svg:height="0.5cm" svg:x="0.53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R16" table:end-x="0.385cm" table:end-y="0.5cm" draw:z-index="544" draw:name="Grafik 18" draw:style-name="gr1" draw:text-style-name="P1" svg:width="0.4cm" svg:height="0.5cm" svg:x="0.53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S16" table:end-x="0.436cm" table:end-y="0.5cm" draw:z-index="455" draw:name="Grafik 15" draw:style-name="gr1" draw:text-style-name="P1" svg:width="0.45cm" svg:height="0.5cm" svg:x="0.53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T16" table:end-x="0.383cm" table:end-y="0.5cm" draw:z-index="546" draw:name="Grafik 18" draw:style-name="gr1" draw:text-style-name="P1" svg:width="0.4cm" svg:height="0.5cm" svg:x="0.53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U16" table:end-x="0.382cm" table:end-y="0.5cm" draw:z-index="547" draw:name="Grafik 18" draw:style-name="gr1" draw:text-style-name="P1" svg:width="0.4cm" svg:height="0.5cm" svg:x="0.5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V16" table:end-x="0.381cm" table:end-y="0.5cm" draw:z-index="548" draw:name="Grafik 18" draw:style-name="gr1" draw:text-style-name="P1" svg:width="0.4cm" svg:height="0.5cm" svg:x="0.529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W16" table:end-x="0.432cm" table:end-y="0.5cm" draw:z-index="459" draw:name="Grafik 15" draw:style-name="gr1" draw:text-style-name="P1" svg:width="0.45cm" svg:height="0.5cm" svg:x="0.53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X16" table:end-x="0.431cm" table:end-y="0.5cm" draw:z-index="460" draw:name="Grafik 15" draw:style-name="gr1" draw:text-style-name="P1" svg:width="0.45cm" svg:height="0.5cm" svg:x="0.529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Y16" table:end-x="0.431cm" table:end-y="0.5cm" draw:z-index="461" draw:name="Grafik 15" draw:style-name="gr1" draw:text-style-name="P1" svg:width="0.45cm" svg:height="0.5cm" svg:x="0.529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Z16" table:end-x="0.43cm" table:end-y="0.5cm" draw:z-index="462" draw:name="Grafik 15" draw:style-name="gr1" draw:text-style-name="P1" svg:width="0.45cm" svg:height="0.5cm" svg:x="0.52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A16" table:end-x="0.479cm" table:end-y="0.5cm" draw:z-index="426" draw:name="Grafik 14" draw:style-name="gr1" draw:text-style-name="P1" svg:width="0.5cm" svg:height="0.5cm" svg:x="0.52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B16" table:end-x="0.478cm" table:end-y="0.5cm" draw:z-index="434" draw:name="Grafik 14" draw:style-name="gr1" draw:text-style-name="P1" svg:width="0.5cm" svg:height="0.5cm" svg:x="0.526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C16" table:end-x="0.428cm" table:end-y="0.5cm" draw:z-index="465" draw:name="Grafik 15" draw:style-name="gr1" draw:text-style-name="P1" svg:width="0.45cm" svg:height="0.5cm" svg:x="0.526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D16" table:end-x="0.423cm" table:end-y="0.5cm" draw:z-index="466" draw:name="Grafik 15" draw:style-name="gr1" draw:text-style-name="P1" svg:width="0.45cm" svg:height="0.5cm" svg:x="0.52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E16" table:end-x="0.422cm" table:end-y="0.5cm" draw:z-index="467" draw:name="Grafik 15" draw:style-name="gr1" draw:text-style-name="P1" svg:width="0.45cm" svg:height="0.5cm" svg:x="0.5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F16" table:end-x="0.42cm" table:end-y="0.5cm" draw:z-index="14" draw:name="Grafik 15" draw:style-name="gr1" draw:text-style-name="P1" svg:width="0.45cm" svg:height="0.5cm" svg:x="0.51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2017_18.B17" table:end-x="0.449cm" table:end-y="0.5cm" draw:z-index="438" draw:name="Grafik 15" draw:style-name="gr1" draw:text-style-name="P1" svg:width="0.45cm" svg:height="0.5cm" svg:x="-0.00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C17" table:end-x="0.499cm" table:end-y="0.5cm" draw:z-index="469" draw:name="Grafik 16" draw:style-name="gr1" draw:text-style-name="P1" svg:width="0.5cm" svg:height="0.5cm" svg:x="-0.001cm" svg:y="0cm">
              <draw:image xlink:href="Pictures/10000000000004B0000004B0FC54850F.jpg" xlink:type="simple" xlink:show="embed" xlink:actuate="onLoad">
                <text:p/>
              </draw:image>
            </draw:frame>
            <draw:frame table:end-cell-address="2017_18.D17" table:end-x="0.498cm" table:end-y="0.5cm" draw:z-index="470" draw:name="Grafik 16" draw:style-name="gr1" draw:text-style-name="P1" svg:width="0.5cm" svg:height="0.5cm" svg:x="0.546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E17" table:end-x="0.396cm" table:end-y="0.5cm" draw:z-index="531" draw:name="Grafik 18" draw:style-name="gr1" draw:text-style-name="P1" svg:width="0.4cm" svg:height="0.5cm" svg:x="0.545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F17" table:end-x="0.396cm" table:end-y="0.5cm" draw:z-index="532" draw:name="Grafik 18" draw:style-name="gr1" draw:text-style-name="P1" svg:width="0.4cm" svg:height="0.5cm" svg:x="0.54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G17" table:end-x="0.395cm" table:end-y="0.5cm" draw:z-index="533" draw:name="Grafik 18" draw:style-name="gr1" draw:text-style-name="P1" svg:width="0.4cm" svg:height="0.5cm" svg:x="0.54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H17" table:end-x="0.494cm" table:end-y="0.5cm" draw:z-index="504" draw:name="Grafik 17" draw:style-name="gr1" draw:text-style-name="P1" svg:width="0.5cm" svg:height="0.5cm" svg:x="0.542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I17" table:end-x="0.493cm" table:end-y="0.5cm" draw:z-index="475" draw:name="Grafik 16" draw:style-name="gr1" draw:text-style-name="P1" svg:width="0.5cm" svg:height="0.5cm" svg:x="0.54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J17" table:end-x="0.443cm" table:end-y="0.5cm" draw:z-index="446" draw:name="Grafik 15" draw:style-name="gr1" draw:text-style-name="P1" svg:width="0.45cm" svg:height="0.5cm" svg:x="0.54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K17" table:end-x="0.492cm" table:end-y="0.5cm" draw:z-index="417" draw:name="Grafik 14" draw:style-name="gr1" draw:text-style-name="P1" svg:width="0.5cm" svg:height="0.5cm" svg:x="0.5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L17" table:end-x="0.441cm" table:end-y="0.5cm" draw:z-index="448" draw:name="Grafik 15" draw:style-name="gr1" draw:text-style-name="P1" svg:width="0.45cm" svg:height="0.5cm" svg:x="0.5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M17" table:end-x="0.389cm" table:end-y="0.5cm" draw:z-index="539" draw:name="Grafik 18" draw:style-name="gr1" draw:text-style-name="P1" svg:width="0.4cm" svg:height="0.5cm" svg:x="0.537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N17" table:end-x="0.388cm" table:end-y="0.5cm" draw:z-index="540" draw:name="Grafik 18" draw:style-name="gr1" draw:text-style-name="P1" svg:width="0.4cm" svg:height="0.5cm" svg:x="0.53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O17" table:end-x="0.488cm" table:end-y="0.5cm" draw:z-index="511" draw:name="Grafik 17" draw:style-name="gr1" draw:text-style-name="P1" svg:width="0.5cm" svg:height="0.5cm" svg:x="0.536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P17" table:end-x="0.486cm" table:end-y="0.5cm" draw:z-index="512" draw:name="Grafik 17" draw:style-name="gr1" draw:text-style-name="P1" svg:width="0.5cm" svg:height="0.5cm" svg:x="0.535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Q17" table:end-x="0.437cm" table:end-y="0.5cm" draw:z-index="453" draw:name="Grafik 15" draw:style-name="gr1" draw:text-style-name="P1" svg:width="0.45cm" svg:height="0.5cm" svg:x="0.535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R17" table:end-x="0.437cm" table:end-y="0.5cm" draw:z-index="454" draw:name="Grafik 15" draw:style-name="gr1" draw:text-style-name="P1" svg:width="0.45cm" svg:height="0.5cm" svg:x="0.535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S17" table:end-x="0.384cm" table:end-y="0.5cm" draw:z-index="545" draw:name="Grafik 18" draw:style-name="gr1" draw:text-style-name="P1" svg:width="0.4cm" svg:height="0.5cm" svg:x="0.53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T17" table:end-x="0.435cm" table:end-y="0.5cm" draw:z-index="456" draw:name="Grafik 15" draw:style-name="gr1" draw:text-style-name="P1" svg:width="0.45cm" svg:height="0.5cm" svg:x="0.53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U17" table:end-x="0.434cm" table:end-y="0.5cm" draw:z-index="457" draw:name="Grafik 15" draw:style-name="gr1" draw:text-style-name="P1" svg:width="0.45cm" svg:height="0.5cm" svg:x="0.53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V17" table:end-x="0.433cm" table:end-y="0.5cm" draw:z-index="458" draw:name="Grafik 15" draw:style-name="gr1" draw:text-style-name="P1" svg:width="0.45cm" svg:height="0.5cm" svg:x="0.53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W17" table:end-x="0.38cm" table:end-y="0.5cm" draw:z-index="549" draw:name="Grafik 18" draw:style-name="gr1" draw:text-style-name="P1" svg:width="0.4cm" svg:height="0.5cm" svg:x="0.529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X17" table:end-x="0.479cm" table:end-y="0.5cm" draw:z-index="490" draw:name="Grafik 16" draw:style-name="gr1" draw:text-style-name="P1" svg:width="0.5cm" svg:height="0.5cm" svg:x="0.527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Y17" table:end-x="0.378cm" table:end-y="0.5cm" draw:z-index="551" draw:name="Grafik 18" draw:style-name="gr1" draw:text-style-name="P1" svg:width="0.4cm" svg:height="0.5cm" svg:x="0.52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Z17" table:end-x="0.378cm" table:end-y="0.5cm" draw:z-index="552" draw:name="Grafik 18" draw:style-name="gr1" draw:text-style-name="P1" svg:width="0.4cm" svg:height="0.5cm" svg:x="0.52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A17" table:end-x="0.376cm" table:end-y="0.5cm" draw:z-index="553" draw:name="Grafik 18" draw:style-name="gr1" draw:text-style-name="P1" svg:width="0.4cm" svg:height="0.5cm" svg:x="0.525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B17" table:end-x="0.475cm" table:end-y="0.5cm" draw:z-index="524" draw:name="Grafik 17" draw:style-name="gr1" draw:text-style-name="P1" svg:width="0.5cm" svg:height="0.5cm" svg:x="0.52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C17" table:end-x="0.475cm" table:end-y="0.5cm" draw:z-index="525" draw:name="Grafik 17" draw:style-name="gr1" draw:text-style-name="P1" svg:width="0.5cm" svg:height="0.5cm" svg:x="0.52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D17" table:end-x="0.473cm" table:end-y="0.5cm" draw:z-index="496" draw:name="Grafik 16" draw:style-name="gr1" draw:text-style-name="P1" svg:width="0.5cm" svg:height="0.5cm" svg:x="0.52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E17" table:end-x="0.472cm" table:end-y="0.5cm" draw:z-index="497" draw:name="Grafik 16" draw:style-name="gr1" draw:text-style-name="P1" svg:width="0.5cm" svg:height="0.5cm" svg:x="0.5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F17" table:end-x="0.471cm" table:end-y="0.5cm" draw:z-index="15" draw:name="Grafik 16" draw:style-name="gr1" draw:text-style-name="P1" svg:width="0.5cm" svg:height="0.5cm" svg:x="0.519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2017_18.B18" table:end-x="0.399cm" table:end-y="0.501cm" draw:z-index="258" draw:name="Grafik 9" draw:style-name="gr1" draw:text-style-name="P1" svg:width="0.4cm" svg:height="0.5cm" svg:x="-0.001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C18" table:end-x="0.399cm" table:end-y="0.501cm" draw:z-index="259" draw:name="Grafik 9" draw:style-name="gr1" draw:text-style-name="P1" svg:width="0.4cm" svg:height="0.5cm" svg:x="-0.001cm" svg:y="0.001cm">
              <draw:image xlink:href="Pictures/1000000000000267000002ECC25E4E26.jpg" xlink:type="simple" xlink:show="embed" xlink:actuate="onLoad">
                <text:p/>
              </draw:image>
            </draw:frame>
            <draw:frame table:end-cell-address="2017_18.D18" table:end-x="0.398cm" table:end-y="0.501cm" draw:z-index="260" draw:name="Grafik 9" draw:style-name="gr1" draw:text-style-name="P1" svg:width="0.4cm" svg:height="0.5cm" svg:x="0.546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E18" table:end-x="0.496cm" table:end-y="0.501cm" draw:z-index="471" draw:name="Grafik 16" draw:style-name="gr1" draw:text-style-name="P1" svg:width="0.5cm" svg:height="0.5cm" svg:x="0.54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F18" table:end-x="0.496cm" table:end-y="0.501cm" draw:z-index="412" draw:name="Grafik 14" draw:style-name="gr1" draw:text-style-name="P1" svg:width="0.5cm" svg:height="0.5cm" svg:x="0.54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G18" table:end-x="0.496cm" table:end-y="0.501cm" draw:z-index="413" draw:name="Grafik 14" draw:style-name="gr1" draw:text-style-name="P1" svg:width="0.5cm" svg:height="0.5cm" svg:x="0.54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H18" table:end-x="0.494cm" table:end-y="0.501cm" draw:z-index="474" draw:name="Grafik 16" draw:style-name="gr1" draw:text-style-name="P1" svg:width="0.5cm" svg:height="0.5cm" svg:x="0.54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I18" table:end-x="0.494cm" table:end-y="0.501cm" draw:z-index="415" draw:name="Grafik 14" draw:style-name="gr1" draw:text-style-name="P1" svg:width="0.5cm" svg:height="0.5cm" svg:x="0.54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J18" table:end-x="0.492cm" table:end-y="0.501cm" draw:z-index="506" draw:name="Grafik 17" draw:style-name="gr1" draw:text-style-name="P1" svg:width="0.5cm" svg:height="0.5cm" svg:x="0.54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K18" table:end-x="0.442cm" table:end-y="0.501cm" draw:z-index="447" draw:name="Grafik 15" draw:style-name="gr1" draw:text-style-name="P1" svg:width="0.45cm" svg:height="0.5cm" svg:x="0.54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L18" table:end-x="0.491cm" table:end-y="0.501cm" draw:z-index="418" draw:name="Grafik 14" draw:style-name="gr1" draw:text-style-name="P1" svg:width="0.5cm" svg:height="0.5cm" svg:x="0.5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M18" table:end-x="0.44cm" table:end-y="0.501cm" draw:z-index="449" draw:name="Grafik 15" draw:style-name="gr1" draw:text-style-name="P1" svg:width="0.45cm" svg:height="0.5cm" svg:x="0.53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N18" table:end-x="0.44cm" table:end-y="0.501cm" draw:z-index="450" draw:name="Grafik 15" draw:style-name="gr1" draw:text-style-name="P1" svg:width="0.45cm" svg:height="0.5cm" svg:x="0.53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O18" table:end-x="0.388cm" table:end-y="0.501cm" draw:z-index="541" draw:name="Grafik 18" draw:style-name="gr1" draw:text-style-name="P1" svg:width="0.4cm" svg:height="0.5cm" svg:x="0.536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P18" table:end-x="0.486cm" table:end-y="0.501cm" draw:z-index="482" draw:name="Grafik 16" draw:style-name="gr1" draw:text-style-name="P1" svg:width="0.5cm" svg:height="0.5cm" svg:x="0.53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Q18" table:end-x="0.486cm" table:end-y="0.501cm" draw:z-index="513" draw:name="Grafik 17" draw:style-name="gr1" draw:text-style-name="P1" svg:width="0.5cm" svg:height="0.5cm" svg:x="0.534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R18" table:end-x="0.485cm" table:end-y="0.501cm" draw:z-index="484" draw:name="Grafik 16" draw:style-name="gr1" draw:text-style-name="P1" svg:width="0.5cm" svg:height="0.5cm" svg:x="0.53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S18" table:end-x="0.484cm" table:end-y="0.501cm" draw:z-index="485" draw:name="Grafik 16" draw:style-name="gr1" draw:text-style-name="P1" svg:width="0.5cm" svg:height="0.5cm" svg:x="0.53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T18" table:end-x="0.483cm" table:end-y="0.501cm" draw:z-index="486" draw:name="Grafik 16" draw:style-name="gr1" draw:text-style-name="P1" svg:width="0.5cm" svg:height="0.5cm" svg:x="0.53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U18" table:end-x="0.482cm" table:end-y="0.501cm" draw:z-index="487" draw:name="Grafik 16" draw:style-name="gr1" draw:text-style-name="P1" svg:width="0.5cm" svg:height="0.5cm" svg:x="0.5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V18" table:end-x="0.481cm" table:end-y="0.501cm" draw:z-index="488" draw:name="Grafik 16" draw:style-name="gr1" draw:text-style-name="P1" svg:width="0.5cm" svg:height="0.5cm" svg:x="0.52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W18" table:end-x="0.48cm" table:end-y="0.501cm" draw:z-index="489" draw:name="Grafik 16" draw:style-name="gr1" draw:text-style-name="P1" svg:width="0.5cm" svg:height="0.5cm" svg:x="0.52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X18" table:end-x="0.379cm" table:end-y="0.501cm" draw:z-index="550" draw:name="Grafik 18" draw:style-name="gr1" draw:text-style-name="P1" svg:width="0.4cm" svg:height="0.5cm" svg:x="0.527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Y18" table:end-x="0.478cm" table:end-y="0.501cm" draw:z-index="491" draw:name="Grafik 16" draw:style-name="gr1" draw:text-style-name="P1" svg:width="0.5cm" svg:height="0.5cm" svg:x="0.52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Z18" table:end-x="0.478cm" table:end-y="0.501cm" draw:z-index="492" draw:name="Grafik 16" draw:style-name="gr1" draw:text-style-name="P1" svg:width="0.5cm" svg:height="0.5cm" svg:x="0.52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A18" table:end-x="0.476cm" table:end-y="0.501cm" draw:z-index="523" draw:name="Grafik 17" draw:style-name="gr1" draw:text-style-name="P1" svg:width="0.5cm" svg:height="0.5cm" svg:x="0.525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B18" table:end-x="0.375cm" table:end-y="0.501cm" draw:z-index="554" draw:name="Grafik 18" draw:style-name="gr1" draw:text-style-name="P1" svg:width="0.4cm" svg:height="0.5cm" svg:x="0.523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C18" table:end-x="0.475cm" table:end-y="0.501cm" draw:z-index="495" draw:name="Grafik 16" draw:style-name="gr1" draw:text-style-name="P1" svg:width="0.5cm" svg:height="0.5cm" svg:x="0.52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D18" table:end-x="0.473cm" table:end-y="0.501cm" draw:z-index="526" draw:name="Grafik 17" draw:style-name="gr1" draw:text-style-name="P1" svg:width="0.5cm" svg:height="0.5cm" svg:x="0.52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E18" table:end-x="0.472cm" table:end-y="0.501cm" draw:z-index="527" draw:name="Grafik 17" draw:style-name="gr1" draw:text-style-name="P1" svg:width="0.5cm" svg:height="0.5cm" svg:x="0.5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F18" table:end-x="0.471cm" table:end-y="0.501cm" draw:z-index="16" draw:name="Grafik 17" draw:style-name="gr1" draw:text-style-name="P1" svg:width="0.5cm" svg:height="0.5cm" svg:x="0.51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2017_18.B19" table:end-x="0.499cm" table:end-y="0.501cm" draw:z-index="498" draw:name="Grafik 17" draw:style-name="gr1" draw:text-style-name="P1" svg:width="0.5cm" svg:height="0.5cm" svg:x="-0.001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D19" table:end-x="0.498cm" table:end-y="0.501cm" draw:z-index="410" draw:name="Grafik 14" draw:style-name="gr1" draw:text-style-name="P1" svg:width="0.5cm" svg:height="0.5cm" svg:x="0.546cm" svg:y="0.001cm">
              <draw:image xlink:href="Pictures/100000000000028000000280BE9A2FDA.jpg" xlink:type="simple" xlink:show="embed" xlink:actuate="onLoad">
                <text:p/>
              </draw:image>
            </draw:frame>
            <draw:frame table:end-cell-address="2017_18.C19" table:end-x="0.449cm" table:end-y="0.501cm" draw:z-index="439" draw:name="Grafik 15" draw:style-name="gr1" draw:text-style-name="P1" svg:width="0.45cm" svg:height="0.5cm" svg:x="-0.001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E19" table:end-x="0.497cm" table:end-y="0.501cm" draw:z-index="411" draw:name="Grafik 14" draw:style-name="gr1" draw:text-style-name="P1" svg:width="0.5cm" svg:height="0.5cm" svg:x="0.546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F19" table:end-x="0.496cm" table:end-y="0.501cm" draw:z-index="472" draw:name="Grafik 16" draw:style-name="gr1" draw:text-style-name="P1" svg:width="0.5cm" svg:height="0.5cm" svg:x="0.54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G19" table:end-x="0.495cm" table:end-y="0.501cm" draw:z-index="473" draw:name="Grafik 16" draw:style-name="gr1" draw:text-style-name="P1" svg:width="0.5cm" svg:height="0.5cm" svg:x="0.54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H19" table:end-x="0.495cm" table:end-y="0.501cm" draw:z-index="414" draw:name="Grafik 14" draw:style-name="gr1" draw:text-style-name="P1" svg:width="0.5cm" svg:height="0.5cm" svg:x="0.54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I19" table:end-x="0.493cm" table:end-y="0.501cm" draw:z-index="505" draw:name="Grafik 17" draw:style-name="gr1" draw:text-style-name="P1" svg:width="0.5cm" svg:height="0.5cm" svg:x="0.54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J19" table:end-x="0.492cm" table:end-y="0.501cm" draw:z-index="476" draw:name="Grafik 16" draw:style-name="gr1" draw:text-style-name="P1" svg:width="0.5cm" svg:height="0.5cm" svg:x="0.5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K19" table:end-x="0.491cm" table:end-y="0.501cm" draw:z-index="477" draw:name="Grafik 16" draw:style-name="gr1" draw:text-style-name="P1" svg:width="0.5cm" svg:height="0.5cm" svg:x="0.53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L19" table:end-x="0.49cm" table:end-y="0.501cm" draw:z-index="478" draw:name="Grafik 16" draw:style-name="gr1" draw:text-style-name="P1" svg:width="0.5cm" svg:height="0.5cm" svg:x="0.53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M19" table:end-x="0.489cm" table:end-y="0.501cm" draw:z-index="479" draw:name="Grafik 16" draw:style-name="gr1" draw:text-style-name="P1" svg:width="0.5cm" svg:height="0.5cm" svg:x="0.537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N19" table:end-x="0.488cm" table:end-y="0.501cm" draw:z-index="480" draw:name="Grafik 16" draw:style-name="gr1" draw:text-style-name="P1" svg:width="0.5cm" svg:height="0.5cm" svg:x="0.53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O19" table:end-x="0.488cm" table:end-y="0.501cm" draw:z-index="481" draw:name="Grafik 16" draw:style-name="gr1" draw:text-style-name="P1" svg:width="0.5cm" svg:height="0.5cm" svg:x="0.53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P19" table:end-x="0.386cm" table:end-y="0.501cm" draw:z-index="542" draw:name="Grafik 18" draw:style-name="gr1" draw:text-style-name="P1" svg:width="0.4cm" svg:height="0.5cm" svg:x="0.535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Q19" table:end-x="0.486cm" table:end-y="0.501cm" draw:z-index="483" draw:name="Grafik 16" draw:style-name="gr1" draw:text-style-name="P1" svg:width="0.5cm" svg:height="0.5cm" svg:x="0.53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R19" table:end-x="0.485cm" table:end-y="0.501cm" draw:z-index="514" draw:name="Grafik 17" draw:style-name="gr1" draw:text-style-name="P1" svg:width="0.5cm" svg:height="0.5cm" svg:x="0.533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S19" table:end-x="0.484cm" table:end-y="0.501cm" draw:z-index="515" draw:name="Grafik 17" draw:style-name="gr1" draw:text-style-name="P1" svg:width="0.5cm" svg:height="0.5cm" svg:x="0.53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T19" table:end-x="0.483cm" table:end-y="0.501cm" draw:z-index="516" draw:name="Grafik 17" draw:style-name="gr1" draw:text-style-name="P1" svg:width="0.5cm" svg:height="0.5cm" svg:x="0.53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U19" table:end-x="0.482cm" table:end-y="0.501cm" draw:z-index="517" draw:name="Grafik 17" draw:style-name="gr1" draw:text-style-name="P1" svg:width="0.5cm" svg:height="0.5cm" svg:x="0.53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V19" table:end-x="0.481cm" table:end-y="0.501cm" draw:z-index="518" draw:name="Grafik 17" draw:style-name="gr1" draw:text-style-name="P1" svg:width="0.5cm" svg:height="0.5cm" svg:x="0.52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W19" table:end-x="0.48cm" table:end-y="0.501cm" draw:z-index="519" draw:name="Grafik 17" draw:style-name="gr1" draw:text-style-name="P1" svg:width="0.5cm" svg:height="0.5cm" svg:x="0.52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X19" table:end-x="0.479cm" table:end-y="0.501cm" draw:z-index="520" draw:name="Grafik 17" draw:style-name="gr1" draw:text-style-name="P1" svg:width="0.5cm" svg:height="0.5cm" svg:x="0.527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Y19" table:end-x="0.478cm" table:end-y="0.501cm" draw:z-index="521" draw:name="Grafik 17" draw:style-name="gr1" draw:text-style-name="P1" svg:width="0.5cm" svg:height="0.5cm" svg:x="0.52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Z19" table:end-x="0.478cm" table:end-y="0.501cm" draw:z-index="522" draw:name="Grafik 17" draw:style-name="gr1" draw:text-style-name="P1" svg:width="0.5cm" svg:height="0.5cm" svg:x="0.52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A19" table:end-x="0.476cm" table:end-y="0.501cm" draw:z-index="493" draw:name="Grafik 16" draw:style-name="gr1" draw:text-style-name="P1" svg:width="0.5cm" svg:height="0.5cm" svg:x="0.52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B19" table:end-x="0.475cm" table:end-y="0.501cm" draw:z-index="494" draw:name="Grafik 16" draw:style-name="gr1" draw:text-style-name="P1" svg:width="0.5cm" svg:height="0.5cm" svg:x="0.52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C19" table:end-x="0.375cm" table:end-y="0.501cm" draw:z-index="555" draw:name="Grafik 18" draw:style-name="gr1" draw:text-style-name="P1" svg:width="0.4cm" svg:height="0.5cm" svg:x="0.523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D19" table:end-x="0.373cm" table:end-y="0.501cm" draw:z-index="556" draw:name="Grafik 18" draw:style-name="gr1" draw:text-style-name="P1" svg:width="0.4cm" svg:height="0.5cm" svg:x="0.522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E19" table:end-x="0.372cm" table:end-y="0.501cm" draw:z-index="557" draw:name="Grafik 18" draw:style-name="gr1" draw:text-style-name="P1" svg:width="0.4cm" svg:height="0.5cm" svg:x="0.52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F19" table:end-x="0.371cm" table:end-y="0.501cm" draw:z-index="17" draw:name="Grafik 18" draw:style-name="gr1" draw:text-style-name="P1" svg:width="0.4cm" svg:height="0.5cm" svg:x="0.51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22:11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18T17:10:31.56</meta:creation-date>
    <dc:date>2018-04-19T22:11:50.04</dc:date>
    <meta:editing-duration>PT1H59M28S</meta:editing-duration>
    <meta:editing-cycles>15</meta:editing-cycles>
    <meta:generator>OpenOffice/4.1.1$Win32 OpenOffice.org_project/411m6$Build-9775</meta:generator>
    <meta:document-statistic meta:table-count="3" meta:cell-count="54" meta:object-count="558"/>
  </office:meta>
</office:document-meta>
</file>